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43000000E24CE85DD5C465AFB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Pictures/100000010000023D0000011E5DA422AA29375180.png" manifest:media-type="image/png"/>
  <manifest:file-entry manifest:full-path="Pictures/10000001000005D1000002FCFC5AAF3A03BC77C6.png" manifest:media-type="image/png"/>
  <manifest:file-entry manifest:full-path="Pictures/1000000100000202000001C0562385A545DD03C2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Standard">
      <style:text-properties fo:font-weight="bold" officeooo:rsid="005753cc" officeooo:paragraph-rsid="006eb8e4" style:font-weight-asian="bold" style:font-weight-complex="bold"/>
    </style:style>
    <style:style style:name="P33" style:family="paragraph" style:parent-style-name="Normale">
      <style:text-properties fo:font-weight="bold" officeooo:rsid="006d3cd7" officeooo:paragraph-rsid="005753cc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6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4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4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4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4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4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45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46" style:family="paragraph" style:parent-style-name="Normale">
      <style:text-properties fo:font-weight="normal" officeooo:rsid="005eefc8" officeooo:paragraph-rsid="005eefc8" style:font-weight-asian="normal" style:font-weight-complex="normal"/>
    </style:style>
    <style:style style:name="P47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48" style:family="paragraph" style:parent-style-name="Normale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4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5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51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52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53" style:family="paragraph" style:parent-style-name="Normale">
      <style:text-properties officeooo:paragraph-rsid="0033e801"/>
    </style:style>
    <style:style style:name="P54" style:family="paragraph" style:parent-style-name="Normale">
      <style:text-properties officeooo:paragraph-rsid="00345d92"/>
    </style:style>
    <style:style style:name="P55" style:family="paragraph" style:parent-style-name="Preformatted_20_Text">
      <style:text-properties officeooo:paragraph-rsid="00345d92"/>
    </style:style>
    <style:style style:name="P56" style:family="paragraph" style:parent-style-name="Normale">
      <style:text-properties officeooo:paragraph-rsid="0035884b"/>
    </style:style>
    <style:style style:name="P57" style:family="paragraph" style:parent-style-name="Preformatted_20_Text">
      <style:text-properties officeooo:paragraph-rsid="0035884b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5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6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6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6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6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64" style:family="paragraph" style:parent-style-name="Normale">
      <style:text-properties officeooo:paragraph-rsid="0038b5b0"/>
    </style:style>
    <style:style style:name="P65" style:family="paragraph" style:parent-style-name="Preformatted_20_Text">
      <style:text-properties officeooo:paragraph-rsid="0038b5b0"/>
    </style:style>
    <style:style style:name="P66" style:family="paragraph" style:parent-style-name="Normale">
      <style:text-properties officeooo:paragraph-rsid="00421009"/>
    </style:style>
    <style:style style:name="P67" style:family="paragraph" style:parent-style-name="Preformatted_20_Text">
      <style:text-properties officeooo:paragraph-rsid="00421009"/>
    </style:style>
    <style:style style:name="P68" style:family="paragraph" style:parent-style-name="Normale">
      <style:text-properties officeooo:paragraph-rsid="004535d5"/>
    </style:style>
    <style:style style:name="P69" style:family="paragraph" style:parent-style-name="Preformatted_20_Text">
      <style:text-properties officeooo:paragraph-rsid="004535d5"/>
    </style:style>
    <style:style style:name="P70" style:family="paragraph" style:parent-style-name="Normale">
      <style:text-properties officeooo:paragraph-rsid="0048c092"/>
    </style:style>
    <style:style style:name="P71" style:family="paragraph" style:parent-style-name="Preformatted_20_Text">
      <style:text-properties officeooo:paragraph-rsid="0048c092"/>
    </style:style>
    <style:style style:name="P72" style:family="paragraph" style:parent-style-name="Normale">
      <style:text-properties officeooo:paragraph-rsid="00491ee8"/>
    </style:style>
    <style:style style:name="P73" style:family="paragraph" style:parent-style-name="Preformatted_20_Text">
      <style:text-properties officeooo:paragraph-rsid="00491ee8"/>
    </style:style>
    <style:style style:name="P74" style:family="paragraph" style:parent-style-name="Normale">
      <style:text-properties officeooo:rsid="004e37a9" officeooo:paragraph-rsid="004e37a9"/>
    </style:style>
    <style:style style:name="P75" style:family="paragraph" style:parent-style-name="Standard">
      <style:text-properties officeooo:rsid="004e37a9" officeooo:paragraph-rsid="004e37a9"/>
    </style:style>
    <style:style style:name="P76" style:family="paragraph" style:parent-style-name="Text_20_body">
      <style:text-properties officeooo:rsid="004e37a9" officeooo:paragraph-rsid="004e37a9"/>
    </style:style>
    <style:style style:name="P77" style:family="paragraph" style:parent-style-name="Text_20_body">
      <style:text-properties officeooo:paragraph-rsid="004e37a9"/>
    </style:style>
    <style:style style:name="P78" style:family="paragraph" style:parent-style-name="Normale">
      <style:text-properties officeooo:rsid="004f42ee" officeooo:paragraph-rsid="004f42ee"/>
    </style:style>
    <style:style style:name="P79" style:family="paragraph" style:parent-style-name="Text_20_body">
      <style:text-properties officeooo:rsid="004f42ee" officeooo:paragraph-rsid="004f42ee"/>
    </style:style>
    <style:style style:name="P80" style:family="paragraph" style:parent-style-name="Text_20_body">
      <style:text-properties officeooo:rsid="0052b63c" officeooo:paragraph-rsid="0052b63c"/>
    </style:style>
    <style:style style:name="P81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84" style:family="paragraph" style:parent-style-name="Normale">
      <style:text-properties officeooo:rsid="0054b181" officeooo:paragraph-rsid="0054b181"/>
    </style:style>
    <style:style style:name="P85" style:family="paragraph" style:parent-style-name="Table_20_Contents">
      <style:text-properties officeooo:rsid="005753cc" officeooo:paragraph-rsid="005753cc"/>
    </style:style>
    <style:style style:name="P86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87" style:family="paragraph" style:parent-style-name="Table_20_Contents">
      <style:text-properties officeooo:rsid="005753cc" officeooo:paragraph-rsid="006302da"/>
    </style:style>
    <style:style style:name="P88" style:family="paragraph" style:parent-style-name="Table_20_Contents">
      <style:text-properties officeooo:rsid="005753cc" officeooo:paragraph-rsid="00647b53"/>
    </style:style>
    <style:style style:name="P89" style:family="paragraph" style:parent-style-name="Table_20_Contents">
      <style:text-properties officeooo:rsid="005753cc" officeooo:paragraph-rsid="0064f1cb"/>
    </style:style>
    <style:style style:name="P90" style:family="paragraph" style:parent-style-name="Table_20_Contents">
      <style:text-properties officeooo:rsid="005753cc" officeooo:paragraph-rsid="00654ccf"/>
    </style:style>
    <style:style style:name="P91" style:family="paragraph" style:parent-style-name="Table_20_Contents">
      <style:text-properties officeooo:rsid="005753cc" officeooo:paragraph-rsid="0065d56a"/>
    </style:style>
    <style:style style:name="P92" style:family="paragraph" style:parent-style-name="Table_20_Contents">
      <style:text-properties officeooo:rsid="005753cc" officeooo:paragraph-rsid="006693e0"/>
    </style:style>
    <style:style style:name="P93" style:family="paragraph" style:parent-style-name="Table_20_Contents">
      <style:text-properties officeooo:rsid="005753cc" officeooo:paragraph-rsid="0069df3b"/>
    </style:style>
    <style:style style:name="P94" style:family="paragraph" style:parent-style-name="Normale">
      <style:text-properties fo:font-style="italic" fo:font-weight="normal" officeooo:rsid="005eefc8" officeooo:paragraph-rsid="005eefc8" style:font-style-asian="italic" style:font-weight-asian="normal" style:font-style-complex="italic" style:font-weight-complex="normal"/>
    </style:style>
    <style:style style:name="P9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96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9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98" style:family="paragraph" style:parent-style-name="Normale">
      <style:text-properties officeooo:rsid="007c7047" officeooo:paragraph-rsid="007c7047"/>
    </style:style>
    <style:style style:name="P99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00" style:family="paragraph" style:parent-style-name="Heading_20_1">
      <style:text-properties officeooo:rsid="004e37a9" officeooo:paragraph-rsid="004e37a9"/>
    </style:style>
    <style:style style:name="P101" style:family="paragraph" style:parent-style-name="Heading_20_1">
      <style:text-properties officeooo:paragraph-rsid="006d3cd7"/>
    </style:style>
    <style:style style:name="P102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03" style:family="paragraph" style:parent-style-name="Heading_20_2">
      <style:text-properties officeooo:rsid="0023fedc" officeooo:paragraph-rsid="0023fedc"/>
    </style:style>
    <style:style style:name="P104" style:family="paragraph" style:parent-style-name="Heading_20_2">
      <style:text-properties officeooo:rsid="003247f5" officeooo:paragraph-rsid="003247f5"/>
    </style:style>
    <style:style style:name="P105" style:family="paragraph" style:parent-style-name="Heading_20_2">
      <style:text-properties officeooo:rsid="0035884b" officeooo:paragraph-rsid="0035884b"/>
    </style:style>
    <style:style style:name="P106" style:family="paragraph" style:parent-style-name="Heading_20_2">
      <style:text-properties officeooo:rsid="0038b5b0" officeooo:paragraph-rsid="0038b5b0"/>
    </style:style>
    <style:style style:name="P107" style:family="paragraph" style:parent-style-name="Heading_20_2">
      <style:text-properties officeooo:rsid="00421009" officeooo:paragraph-rsid="00421009"/>
    </style:style>
    <style:style style:name="P108" style:family="paragraph" style:parent-style-name="Heading_20_2">
      <style:text-properties officeooo:rsid="00421009" officeooo:paragraph-rsid="004535d5"/>
    </style:style>
    <style:style style:name="P109" style:family="paragraph" style:parent-style-name="Heading_20_2">
      <style:text-properties officeooo:rsid="004e37a9" officeooo:paragraph-rsid="004e37a9"/>
    </style:style>
    <style:style style:name="P110" style:family="paragraph" style:parent-style-name="Heading_20_2">
      <style:text-properties officeooo:rsid="0054b181" officeooo:paragraph-rsid="0054b181"/>
    </style:style>
    <style:style style:name="P111" style:family="paragraph" style:parent-style-name="Heading_20_2">
      <style:text-properties officeooo:rsid="004f42ee" officeooo:paragraph-rsid="004f42ee"/>
    </style:style>
    <style:style style:name="P112" style:family="paragraph" style:parent-style-name="Heading_20_2">
      <style:text-properties officeooo:rsid="006d3cd7" officeooo:paragraph-rsid="006d3cd7"/>
    </style:style>
    <style:style style:name="P113" style:family="paragraph" style:parent-style-name="Heading_20_2">
      <style:text-properties officeooo:rsid="007ae41f" officeooo:paragraph-rsid="007ae41f"/>
    </style:style>
    <style:style style:name="P114" style:family="paragraph" style:parent-style-name="Heading_20_2">
      <style:text-properties officeooo:rsid="0087d318" officeooo:paragraph-rsid="0087d318"/>
    </style:style>
    <style:style style:name="P115" style:family="paragraph" style:parent-style-name="Heading_20_2">
      <style:text-properties officeooo:rsid="0093ef8b" officeooo:paragraph-rsid="0093ef8b"/>
    </style:style>
    <style:style style:name="P116" style:family="paragraph" style:parent-style-name="Heading_20_2">
      <style:text-properties officeooo:rsid="009e4478" officeooo:paragraph-rsid="009e4478"/>
    </style:style>
    <style:style style:name="P117" style:family="paragraph" style:parent-style-name="Heading_20_2">
      <style:text-properties officeooo:rsid="00a2de63" officeooo:paragraph-rsid="00a2de63"/>
    </style:style>
    <style:style style:name="P118" style:family="paragraph" style:parent-style-name="Heading_20_3">
      <style:text-properties officeooo:rsid="003247f5" officeooo:paragraph-rsid="003247f5"/>
    </style:style>
    <style:style style:name="P119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20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21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22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23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24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25" style:family="paragraph" style:parent-style-name="Heading_20_3">
      <style:text-properties officeooo:rsid="004e37a9" officeooo:paragraph-rsid="004e37a9"/>
    </style:style>
    <style:style style:name="P126" style:family="paragraph" style:parent-style-name="Heading_20_3">
      <style:text-properties officeooo:rsid="004f42ee" officeooo:paragraph-rsid="004f42ee"/>
    </style:style>
    <style:style style:name="P127" style:family="paragraph" style:parent-style-name="Heading_20_3">
      <style:text-properties officeooo:rsid="0052b63c" officeooo:paragraph-rsid="0052b63c"/>
    </style:style>
    <style:style style:name="P128" style:family="paragraph" style:parent-style-name="Normale" style:list-style-name="L1">
      <style:text-properties officeooo:rsid="0023fedc" officeooo:paragraph-rsid="0023fedc"/>
    </style:style>
    <style:style style:name="P129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30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31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32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33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34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3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136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13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138" style:family="paragraph" style:parent-style-name="Normale" style:list-style-name="L14">
      <style:text-properties fo:font-weight="normal" officeooo:rsid="00a42934" officeooo:paragraph-rsid="00a42934" style:font-weight-asian="normal" style:font-weight-complex="normal"/>
    </style:style>
    <style:style style:name="P139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40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41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14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14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14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14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146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14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148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14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15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151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15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15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154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155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156" style:family="paragraph" style:parent-style-name="Normale" style:list-style-name="L10">
      <style:text-properties fo:font-weight="bold" officeooo:rsid="008979b3" officeooo:paragraph-rsid="008979b3" style:font-weight-asian="bold" style:font-weight-complex="bold"/>
    </style:style>
    <style:style style:name="P157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158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159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160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16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16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163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164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165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166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167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168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169" style:family="paragraph" style:parent-style-name="Normale" style:list-style-name="L6">
      <style:text-properties officeooo:rsid="004e37a9" officeooo:paragraph-rsid="004e37a9"/>
    </style:style>
    <style:style style:name="P170" style:family="paragraph" style:parent-style-name="Normale" style:list-style-name="L7">
      <style:text-properties officeooo:rsid="004e37a9" officeooo:paragraph-rsid="004e37a9"/>
    </style:style>
    <style:style style:name="P171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17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173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174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175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176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177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178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179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180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181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18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18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18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185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18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187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18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93f9c6" style:font-style-asian="italic" style:font-weight-asian="normal" style:font-style-complex="italic" style:font-weight-complex="normal"/>
    </style:style>
    <style:style style:name="P18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190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19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9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9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19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9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19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4446c" style:font-style-asian="italic" style:font-weight-asian="normal" style:font-style-complex="italic" style:font-weight-complex="normal"/>
    </style:style>
    <style:style style:name="P197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19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9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20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201" style:family="paragraph" style:parent-style-name="Normale" style:list-style-name="L11"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0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0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20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2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20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2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20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20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210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211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21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21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214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215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21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21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a03f30" style:font-style-asian="italic" style:font-weight-asian="bold" style:font-style-complex="italic" style:font-weight-complex="bold"/>
    </style:style>
    <style:style style:name="P21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219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a03f30" officeooo:paragraph-rsid="00a03f30" style:font-style-asian="italic" style:font-weight-asian="bold" style:font-style-complex="italic" style:font-weight-complex="bold"/>
    </style:style>
    <style:style style:name="P22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093f9c6" style:font-style-asian="italic" style:font-style-complex="italic"/>
    </style:style>
    <style:style style:name="P221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22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22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224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225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226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22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228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22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230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231" style:family="paragraph" style:parent-style-name="Normale">
      <style:text-properties officeooo:rsid="0087d318" officeooo:paragraph-rsid="0087d318"/>
    </style:style>
    <style:style style:name="P232" style:family="paragraph" style:parent-style-name="Normale">
      <style:text-properties officeooo:rsid="0093ef8b" officeooo:paragraph-rsid="0093ef8b"/>
    </style:style>
    <style:style style:name="P233" style:family="paragraph" style:parent-style-name="Normale">
      <style:text-properties officeooo:rsid="0096b91d" officeooo:paragraph-rsid="0096b91d"/>
    </style:style>
    <style:style style:name="P234" style:family="paragraph" style:parent-style-name="Normale">
      <style:text-properties officeooo:paragraph-rsid="0096b91d"/>
    </style:style>
    <style:style style:name="P235" style:family="paragraph" style:parent-style-name="Normale">
      <style:text-properties officeooo:rsid="009b6a36" officeooo:paragraph-rsid="009b6a36"/>
    </style:style>
    <style:style style:name="P236" style:family="paragraph" style:parent-style-name="Normale">
      <style:text-properties officeooo:rsid="00a2de63" officeooo:paragraph-rsid="00a2de63"/>
    </style:style>
    <style:style style:name="P237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238" style:family="paragraph" style:parent-style-name="Paragrafo_20_elenco" style:list-style-name="L5"/>
    <style:style style:name="P239" style:family="paragraph" style:parent-style-name="Paragrafo_20_elenco" style:list-style-name="L5">
      <style:text-properties officeooo:paragraph-rsid="00345d92"/>
    </style:style>
    <style:style style:name="P240" style:family="paragraph" style:parent-style-name="Paragrafo_20_elenco" style:list-style-name="L5">
      <style:text-properties officeooo:paragraph-rsid="0035884b"/>
    </style:style>
    <style:style style:name="P241" style:family="paragraph" style:parent-style-name="Paragrafo_20_elenco" style:list-style-name="L5">
      <style:text-properties officeooo:paragraph-rsid="0038b5b0"/>
    </style:style>
    <style:style style:name="P242" style:family="paragraph" style:parent-style-name="Paragrafo_20_elenco" style:list-style-name="L5">
      <style:text-properties officeooo:paragraph-rsid="00421009"/>
    </style:style>
    <style:style style:name="P243" style:family="paragraph" style:parent-style-name="Paragrafo_20_elenco" style:list-style-name="L5">
      <style:text-properties officeooo:paragraph-rsid="004535d5"/>
    </style:style>
    <style:style style:name="P244" style:family="paragraph" style:parent-style-name="Paragrafo_20_elenco" style:list-style-name="L5">
      <style:text-properties officeooo:paragraph-rsid="0048c092"/>
    </style:style>
    <style:style style:name="P245" style:family="paragraph" style:parent-style-name="Paragrafo_20_elenco" style:list-style-name="L5">
      <style:text-properties officeooo:paragraph-rsid="00491ee8"/>
    </style:style>
    <style:style style:name="P246" style:family="paragraph" style:parent-style-name="Paragrafo_20_elenco" style:list-style-name="L5">
      <style:text-properties officeooo:rsid="003247f5" officeooo:paragraph-rsid="003247f5"/>
    </style:style>
    <style:style style:name="P247" style:family="paragraph" style:parent-style-name="Paragrafo_20_elenco" style:list-style-name="L5">
      <style:text-properties officeooo:rsid="0036e658" officeooo:paragraph-rsid="0036e658"/>
    </style:style>
    <style:style style:name="P248" style:family="paragraph" style:parent-style-name="Paragrafo_20_elenco" style:list-style-name="L5">
      <style:text-properties officeooo:rsid="0036e658" officeooo:paragraph-rsid="0038b5b0"/>
    </style:style>
    <style:style style:name="P249" style:family="paragraph" style:parent-style-name="Paragrafo_20_elenco" style:list-style-name="L5">
      <style:text-properties officeooo:rsid="0036e658" officeooo:paragraph-rsid="00421009"/>
    </style:style>
    <style:style style:name="P250" style:family="paragraph" style:parent-style-name="Paragrafo_20_elenco" style:list-style-name="L5">
      <style:text-properties officeooo:rsid="0036e658" officeooo:paragraph-rsid="004535d5"/>
    </style:style>
    <style:style style:name="P251" style:family="paragraph" style:parent-style-name="Paragrafo_20_elenco" style:list-style-name="L5">
      <style:text-properties officeooo:rsid="0036e658" officeooo:paragraph-rsid="0048c092"/>
    </style:style>
    <style:style style:name="P252" style:family="paragraph" style:parent-style-name="Paragrafo_20_elenco" style:list-style-name="L5">
      <style:text-properties officeooo:rsid="0036e658" officeooo:paragraph-rsid="00491ee8"/>
    </style:style>
    <style:style style:name="P253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254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255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256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257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258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259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260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261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262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263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264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265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266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267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268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269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270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271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272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273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274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275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276" style:family="paragraph" style:parent-style-name="Standard" style:list-style-name="L9">
      <style:text-properties fo:font-style="italic" style:font-style-asian="italic" style:font-style-complex="italic"/>
    </style:style>
    <style:style style:name="P277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278" style:family="paragraph" style:parent-style-name="Standard" style:list-style-name="L12">
      <style:text-properties fo:font-style="italic" style:font-style-asian="italic" style:font-style-complex="italic"/>
    </style:style>
    <style:style style:name="P279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280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281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282" style:family="paragraph" style:parent-style-name="Text_20_body" style:list-style-name="L11"/>
    <style:style style:name="P283" style:family="paragraph" style:parent-style-name="Text_20_body" style:list-style-name="L11">
      <style:text-properties fo:font-style="italic" officeooo:rsid="0095e8ad" officeooo:paragraph-rsid="0095e8ad" style:font-style-asian="italic" style:font-style-complex="italic"/>
    </style:style>
    <style:style style:name="P284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285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286" style:family="paragraph" style:parent-style-name="Text_20_body" style:list-style-name="L12"/>
    <style:style style:name="P287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288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289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290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291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292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293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294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295" style:family="paragraph" style:parent-style-name="Text_20_body" style:list-style-name="L13"/>
    <style:style style:name="P296" style:family="paragraph" style:parent-style-name="Text_20_body" style:list-style-name="L13">
      <style:text-properties officeooo:paragraph-rsid="00a03f30"/>
    </style:style>
    <style:style style:name="P297" style:family="paragraph" style:parent-style-name="Text_20_body" style:list-style-name="L13">
      <style:text-properties officeooo:rsid="009b6a36" officeooo:paragraph-rsid="009b6a36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officeooo:rsid="001e759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92e1" style:font-weight-asian="normal" style:font-weight-complex="normal"/>
    </style:style>
    <style:style style:name="T9" style:family="text">
      <style:text-properties fo:font-weight="normal" officeooo:rsid="002d95f1" style:font-weight-asian="normal" style:font-weight-complex="normal"/>
    </style:style>
    <style:style style:name="T10" style:family="text">
      <style:text-properties fo:font-weight="normal" officeooo:rsid="003aa606" style:font-weight-asian="normal" style:font-weight-complex="normal"/>
    </style:style>
    <style:style style:name="T11" style:family="text">
      <style:text-properties fo:font-weight="normal" officeooo:rsid="004535d5" style:font-weight-asian="normal" style:font-weight-complex="normal"/>
    </style:style>
    <style:style style:name="T12" style:family="text">
      <style:text-properties fo:font-weight="normal" officeooo:rsid="00469097" style:font-weight-asian="normal" style:font-weight-complex="normal"/>
    </style:style>
    <style:style style:name="T13" style:family="text">
      <style:text-properties fo:font-weight="normal" officeooo:rsid="00470713" style:font-weight-asian="normal" style:font-weight-complex="normal"/>
    </style:style>
    <style:style style:name="T14" style:family="text">
      <style:text-properties fo:font-weight="normal" officeooo:rsid="004c1c19" style:font-weight-asian="normal" style:font-weight-complex="normal"/>
    </style:style>
    <style:style style:name="T15" style:family="text">
      <style:text-properties fo:font-weight="normal" officeooo:rsid="006bf829" style:font-weight-asian="normal" style:font-weight-complex="normal"/>
    </style:style>
    <style:style style:name="T16" style:family="text">
      <style:text-properties fo:font-weight="normal" officeooo:rsid="006eb8e4" style:font-weight-asian="normal" style:font-weight-complex="normal"/>
    </style:style>
    <style:style style:name="T17" style:family="text">
      <style:text-properties fo:font-weight="normal" officeooo:rsid="0073c45d" style:font-weight-asian="normal" style:font-weight-complex="normal"/>
    </style:style>
    <style:style style:name="T18" style:family="text">
      <style:text-properties fo:font-weight="normal" officeooo:rsid="0014fb62" style:font-weight-asian="normal" style:font-weight-complex="normal"/>
    </style:style>
    <style:style style:name="T19" style:family="text">
      <style:text-properties fo:font-weight="normal" officeooo:rsid="001e4988" style:font-weight-asian="normal" style:font-weight-complex="normal"/>
    </style:style>
    <style:style style:name="T20" style:family="text">
      <style:text-properties fo:font-weight="normal" officeooo:rsid="0092dfb4" style:font-weight-asian="normal" style:font-weight-complex="normal"/>
    </style:style>
    <style:style style:name="T21" style:family="text">
      <style:text-properties fo:font-weight="normal" officeooo:rsid="0020659f" style:font-weight-asian="normal" style:font-weight-complex="normal"/>
    </style:style>
    <style:style style:name="T22" style:family="text">
      <style:text-properties fo:font-weight="normal" officeooo:rsid="008b1216" style:font-weight-asian="normal" style:font-weight-complex="normal"/>
    </style:style>
    <style:style style:name="T23" style:family="text">
      <style:text-properties officeooo:rsid="002492e1"/>
    </style:style>
    <style:style style:name="T24" style:family="text">
      <style:text-properties officeooo:rsid="00264f06"/>
    </style:style>
    <style:style style:name="T25" style:family="text">
      <style:text-properties officeooo:rsid="002a23bb"/>
    </style:style>
    <style:style style:name="T26" style:family="text">
      <style:text-properties officeooo:rsid="002b4fb3"/>
    </style:style>
    <style:style style:name="T27" style:family="text">
      <style:text-properties officeooo:rsid="002ee07e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247f5" style:font-style-asian="italic" style:font-style-complex="italic"/>
    </style:style>
    <style:style style:name="T30" style:family="text">
      <style:text-properties fo:font-style="italic" officeooo:rsid="0073c45d" style:font-style-asian="italic" style:font-style-complex="italic"/>
    </style:style>
    <style:style style:name="T31" style:family="text">
      <style:text-properties fo:font-style="italic" officeooo:rsid="008b1216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77e844" style:font-style-asian="normal" style:font-style-complex="normal"/>
    </style:style>
    <style:style style:name="T40" style:family="text">
      <style:text-properties fo:font-style="normal" officeooo:rsid="0073c45d" style:font-style-asian="normal" style:font-style-complex="normal"/>
    </style:style>
    <style:style style:name="T41" style:family="text">
      <style:text-properties fo:font-style="normal" officeooo:rsid="0082765f" style:font-style-asian="normal" style:font-style-complex="normal"/>
    </style:style>
    <style:style style:name="T42" style:family="text">
      <style:text-properties fo:font-style="normal" officeooo:rsid="00851533" style:font-style-asian="normal" style:font-style-complex="normal"/>
    </style:style>
    <style:style style:name="T43" style:family="text">
      <style:text-properties fo:font-style="normal" officeooo:rsid="0085f044" style:font-style-asian="normal" style:font-style-complex="normal"/>
    </style:style>
    <style:style style:name="T44" style:family="text">
      <style:text-properties fo:font-style="normal" officeooo:rsid="008b1216" style:font-style-asian="normal" style:font-style-complex="normal"/>
    </style:style>
    <style:style style:name="T45" style:family="text">
      <style:text-properties fo:font-style="normal" officeooo:rsid="0092dfb4" style:font-style-asian="normal" style:font-style-complex="normal"/>
    </style:style>
    <style:style style:name="T46" style:family="text">
      <style:text-properties fo:font-style="normal" officeooo:rsid="0094b95f" style:font-style-asian="normal" style:font-style-complex="normal"/>
    </style:style>
    <style:style style:name="T47" style:family="text">
      <style:text-properties fo:font-style="normal" officeooo:rsid="0095e8ad" style:font-style-asian="normal" style:font-style-complex="normal"/>
    </style:style>
    <style:style style:name="T48" style:family="text">
      <style:text-properties fo:font-style="normal" officeooo:rsid="0093f9c6" style:font-style-asian="normal" style:font-style-complex="normal"/>
    </style:style>
    <style:style style:name="T49" style:family="text">
      <style:text-properties fo:font-style="normal" officeooo:rsid="009b06ba" style:font-style-asian="normal" style:font-style-complex="normal"/>
    </style:style>
    <style:style style:name="T50" style:family="text">
      <style:text-properties fo:font-style="normal" officeooo:rsid="0099c56f" style:font-style-asian="normal" style:font-style-complex="normal"/>
    </style:style>
    <style:style style:name="T51" style:family="text">
      <style:text-properties fo:font-style="normal" officeooo:rsid="00a03f30" style:font-style-asian="normal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67" style:family="text">
      <style:text-properties officeooo:rsid="003247f5"/>
    </style:style>
    <style:style style:name="T68" style:family="text">
      <style:text-properties style:font-name="Calibri" fo:font-size="11pt" style:font-size-asian="11pt" style:font-size-complex="11pt"/>
    </style:style>
    <style:style style:name="T69" style:family="text">
      <style:text-properties style:font-name="Calibri" fo:font-size="11pt" officeooo:rsid="00345d92" style:font-size-asian="11pt" style:font-size-complex="11pt"/>
    </style:style>
    <style:style style:name="T70" style:family="text">
      <style:text-properties style:font-name="Calibri" fo:font-size="11pt" officeooo:rsid="006d162c" style:font-size-asian="11pt" style:font-size-complex="11pt"/>
    </style:style>
    <style:style style:name="T71" style:family="text">
      <style:text-properties officeooo:rsid="00327c14"/>
    </style:style>
    <style:style style:name="T72" style:family="text">
      <style:text-properties officeooo:rsid="0033e801"/>
    </style:style>
    <style:style style:name="T73" style:family="text">
      <style:text-properties officeooo:rsid="00345d92"/>
    </style:style>
    <style:style style:name="T74" style:family="text">
      <style:text-properties officeooo:rsid="0035884b"/>
    </style:style>
    <style:style style:name="T75" style:family="text">
      <style:text-properties officeooo:rsid="0038b5b0"/>
    </style:style>
    <style:style style:name="T76" style:family="text">
      <style:text-properties officeooo:rsid="003c2a07"/>
    </style:style>
    <style:style style:name="T77" style:family="text">
      <style:text-properties officeooo:rsid="003d3367"/>
    </style:style>
    <style:style style:name="T78" style:family="text">
      <style:text-properties officeooo:rsid="003e80ce"/>
    </style:style>
    <style:style style:name="T79" style:family="text">
      <style:text-properties officeooo:rsid="003f2f59"/>
    </style:style>
    <style:style style:name="T80" style:family="text">
      <style:text-properties officeooo:rsid="00421009"/>
    </style:style>
    <style:style style:name="T81" style:family="text">
      <style:text-properties officeooo:rsid="0043d1d6"/>
    </style:style>
    <style:style style:name="T82" style:family="text">
      <style:text-properties officeooo:rsid="004535d5"/>
    </style:style>
    <style:style style:name="T83" style:family="text">
      <style:text-properties officeooo:rsid="00470713"/>
    </style:style>
    <style:style style:name="T84" style:family="text">
      <style:text-properties officeooo:rsid="0048c092"/>
    </style:style>
    <style:style style:name="T85" style:family="text">
      <style:text-properties officeooo:rsid="00491ee8"/>
    </style:style>
    <style:style style:name="T86" style:family="text">
      <style:text-properties officeooo:rsid="004adb5b"/>
    </style:style>
    <style:style style:name="T87" style:family="text">
      <style:text-properties officeooo:rsid="004f42ee"/>
    </style:style>
    <style:style style:name="T88" style:family="text">
      <style:text-properties officeooo:rsid="00512349"/>
    </style:style>
    <style:style style:name="T89" style:family="text">
      <style:text-properties officeooo:rsid="0052b63c"/>
    </style:style>
    <style:style style:name="T90" style:family="text">
      <style:text-properties officeooo:rsid="0060ef38"/>
    </style:style>
    <style:style style:name="T91" style:family="text">
      <style:text-properties officeooo:rsid="00627a09"/>
    </style:style>
    <style:style style:name="T92" style:family="text">
      <style:text-properties officeooo:rsid="0062fb12"/>
    </style:style>
    <style:style style:name="T93" style:family="text">
      <style:text-properties officeooo:rsid="006bf829"/>
    </style:style>
    <style:style style:name="T94" style:family="text">
      <style:text-properties officeooo:rsid="0073c45d"/>
    </style:style>
    <style:style style:name="T95" style:family="text">
      <style:text-properties officeooo:rsid="007c7047"/>
    </style:style>
    <style:style style:name="T96" style:family="text">
      <style:text-properties officeooo:rsid="0082765f"/>
    </style:style>
    <style:style style:name="T97" style:family="text">
      <style:text-properties officeooo:rsid="008b1216"/>
    </style:style>
    <style:style style:name="T98" style:family="text">
      <style:text-properties officeooo:rsid="008ee4b4"/>
    </style:style>
    <style:style style:name="T99" style:family="text">
      <style:text-properties officeooo:rsid="0014fb62"/>
    </style:style>
    <style:style style:name="T100" style:family="text">
      <style:text-properties officeooo:rsid="001e4988"/>
    </style:style>
    <style:style style:name="T101" style:family="text">
      <style:text-properties officeooo:rsid="0096b91d"/>
    </style:style>
    <style:style style:name="T102" style:family="text">
      <style:text-properties officeooo:rsid="009b6a36"/>
    </style:style>
    <style:style style:name="T103" style:family="text">
      <style:text-properties officeooo:rsid="009c7a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P115" text:outline-level="2">Riferimenti</text:h>
      <text:p text:style-name="P232">Molti riferimenti all’interno del documento riguardano il documento <text:span text:style-name="T28">Analisi dei Requisiti</text:span><text:span text:style-name="T38">, in particolar modo alla sezione “</text:span><text:span text:style-name="T28">Architettura</text:span><text:span text:style-name="T38">” relativamente alla voce “</text:span><text:span text:style-name="T28">requisiti soddisfatti”</text:span><text:span text:style-name="T38">.</text:span>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6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6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6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93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93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24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6">web app </text:span>Angular; <text:span text:style-name="T90">il codice deve essere commentato in formato </text:span><text:span text:style-name="Strong_20_Emphasis"><text:span text:style-name="T34">Javadoc</text:span></text:span></text:p>
          </table:table-cell>
        </table:table-row>
        <table:table-row>
          <table:table-cell table:style-name="Tabella1.A12" office:value-type="string">
            <text:h text:style-name="P102" text:outline-level="2">ng-openapi-gen</text:h>
          </table:table-cell>
          <table:table-cell table:style-name="Tabella1.B12" office:value-type="string">
            <text:p text:style-name="P97">0.50.2</text:p>
          </table:table-cell>
          <table:table-cell table:style-name="Tabella1.C12" office:value-type="string">
            <text:p text:style-name="P96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93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49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49">VSCode</text:p>
          </table:table-cell>
          <table:table-cell table:style-name="Tabella1.A14" office:value-type="string">
            <text:p text:style-name="P49">1.8<text:span text:style-name="T93">3,1</text:span></text:p>
          </table:table-cell>
          <table:table-cell table:style-name="Tabella1.C14" office:value-type="string">
            <text:p text:style-name="P50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49">Figma</text:p>
          </table:table-cell>
          <table:table-cell table:style-name="Tabella1.A14" office:value-type="string">
            <text:p text:style-name="P51">9.0</text:p>
          </table:table-cell>
          <table:table-cell table:style-name="Tabella1.C14" office:value-type="string">
            <text:p text:style-name="P52">Web-app <text:span text:style-name="T25">collaborativa </text:span>per la creazione di <text:span text:style-name="T25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49">StarUML</text:p>
          </table:table-cell>
          <table:table-cell table:style-name="Tabella1.A14" office:value-type="string">
            <text:p text:style-name="P51">6.0.1</text:p>
          </table:table-cell>
          <table:table-cell table:style-name="Tabella1.C14" office:value-type="string">
            <text:p text:style-name="P50">Applicazione per la <text:span text:style-name="T26">modellazione</text:span> di diagrammi UML, utilizzata in particolare per i diagrammi dei casi d’uso ed i diagrammi delle classi</text:p>
          </table:table-cell>
        </table:table-row>
      </table:table>
      <text:p text:style-name="Normale"><text:soft-page-break/></text:p>
      <text:h text:style-name="P103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28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28"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23">r</text:span>eria <text:span text:style-name="T2">ngx-translate</text:span><text:span text:style-name="T7"> al posto del pacchetto </text:span><text:span text:style-name="T2">@angular/localize</text:span><text:span text:style-name="T7">, nativamente supportato da Angular; </text:span><text:span text:style-name="T8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29">Vantaggi:</text:p>
          <text:list>
            <text:list-item>
              <text:p text:style-name="P129">Supportato nativamente dal framework Angular;</text:p>
            </text:list-item>
            <text:list-item>
              <text:p text:style-name="P130">Velocità di esecuzione delle applicazioni che la usano;</text:p>
            </text:list-item>
            <text:list-item>
              <text:p text:style-name="P130">Supporto concreto per progetti di grandi dimensioni data la scalabilità <text:span text:style-name="T27">offerta</text:span>.</text:p>
            </text:list-item>
          </text:list>
        </text:list-item>
        <text:list-item>
          <text:p text:style-name="P132">Svantaggi</text:p>
          <text:list>
            <text:list-item>
              <text:p text:style-name="P130">Necessita di una compilazione manuale per aggiornare le traduzioni;</text:p>
            </text:list-item>
            <text:list-item>
              <text:p text:style-name="P130">Necessita di un passaggio manuale di dati per aggiornare ogni traduzione;</text:p>
            </text:list-item>
            <text:list-item>
              <text:p text:style-name="P134">Presenza di multiple versioni dell’applicazione (una per ogni traduzione);</text:p>
            </text:list-item>
            <text:list-item>
              <text:p text:style-name="P134">Ogni versione necessita del proprio processo di build;</text:p>
            </text:list-item>
            <text:list-item>
              <text:p text:style-name="P134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45"/>
      <text:p text:style-name="P29">ngx-translate</text:p>
      <text:list text:style-name="L3">
        <text:list-item>
          <text:p text:style-name="P133">Vantaggi: </text:p>
          <text:list>
            <text:list-item>
              <text:p text:style-name="P133">Di facile utilizzo e apprendimento;</text:p>
            </text:list-item>
            <text:list-item>
              <text:p text:style-name="P133">Utilizzo di file JSON, facilmente gestibili e modificabili;</text:p>
            </text:list-item>
            <text:list-item>
              <text:p text:style-name="P133">Consente di gestire la mancanza di traduzione;</text:p>
            </text:list-item>
            <text:list-item>
              <text:p text:style-name="P133">Consente un cambio di linguaggio di traduzione senza necessità di ricaricare la pagina.</text:p>
            </text:list-item>
          </text:list>
        </text:list-item>
        <text:list-item>
          <text:p text:style-name="P133">Svantaggi:</text:p>
          <text:list>
            <text:list-item>
              <text:p text:style-name="P139"><text:span text:style-name="T9">E’</text:span><text:span text:style-name="T7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7">https://github.com/ngx-translate/core/issues/495</text:span></text:a><text:span text:style-name="T7">) </text:span><text:span text:style-name="T14">e quindi non è frequentemente aggiornata;</text:span></text:p>
            </text:list-item>
            <text:list-item>
              <text:p text:style-name="P131"><text:soft-page-break/>Appesantisce l’esecuzione dell’applicazione.</text:p>
            </text:list-item>
          </text:list>
        </text:list-item>
      </text:list>
      <text:p text:style-name="P30"><text:span text:style-name="T7">La scelta di </text:span>ngx-translate<text:span text:style-name="T7"> è stata dettata </text:span><text:span text:style-name="T15">dalle ridotte dimensioni del prodotto e </text:span><text:span text:style-name="T7">dalle </text:span><text:span text:style-name="T15">sue </text:span><text:span text:style-name="T7">esigenze, in particolare:</text:span></text:p>
      <text:list text:style-name="L4">
        <text:list-item>
          <text:p text:style-name="P140">Integrazione in un <text:span text:style-name="T28">iframe</text:span><text:span text:style-name="T52">: dato che la web-app deve essere in grado di eseguire all’interno di un </text:span><text:span text:style-name="T32">iframe</text:span><text:span text:style-name="T52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32">iframe</text:span><text:span text:style-name="T52">;</text:span></text:p>
        </text:list-item>
        <text:list-item>
          <text:p text:style-name="P140"><text:span text:style-name="T38">Semplicità di <text:s/>sviluppo</text:span><text:span text:style-name="T52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40"><text:span text:style-name="T38">Semplicità di test</text:span><text:span text:style-name="T52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53">L’applicativo ADeQA utilizza delle API messe a disposizione da un backend comune a tutta la suite di prodotti TriZeta; <text:span text:style-name="T72">il corpo delle richieste è in formato JSON, così come il corpo delle risposte.</text:span></text:p>
      <text:p text:style-name="P53"><text:span text:style-name="T72">D</text:span>i seguito sono riportate le API utilizzate da ADeQA:</text:p>
      <text:h text:style-name="P104" text:outline-level="2">Autenticazione</text:h>
      <text:h text:style-name="P118" text:outline-level="3">Login</text:h>
      <text:p text:style-name="Normale"><text:span text:style-name="Car._20_predefinito_20_paragrafo"><text:span text:style-name="T2">Descrizione: </text:span></text:span>questo endpoint permette <text:span text:style-name="T67">l’autenticazione al sistema. </text:span></text:p>
      <text:list xml:id="list2127098506" text:style-name="L5">
        <text:list-item>
          <text:p text:style-name="P238"><text:span text:style-name="Car._20_predefinito_20_paragrafo"><text:span text:style-name="T2">Endpoint:</text:span></text:span> /<text:span text:style-name="T67">login</text:span></text:p>
        </text:list-item>
        <text:list-item>
          <text:p text:style-name="P238"><text:span text:style-name="Car._20_predefinito_20_paragrafo"><text:span text:style-name="T2">Metodo HTTP:</text:span></text:span> <text:span text:style-name="T67">POST</text:span></text:p>
        </text:list-item>
        <text:list-item>
          <text:p text:style-name="P238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238"><text:span text:style-name="T29">username</text:span>: <text:span text:style-name="T67">nome utente identificativo per l’accesso;</text:span></text:p>
            </text:list-item>
            <text:list-item>
              <text:p text:style-name="P246"><text:span text:style-name="T28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68">{</text:span></text:span></text:p>
            <text:p text:style-name="Preformatted_20_Text"><text:span text:style-name="Source_20_Text"><text:span text:style-name="T68"><text:s text:c="2"/>"token": "string"</text:span></text:span></text:p>
            <text:p text:style-name="Preformatted_20_Text"><text:span text:style-name="Source_20_Text"><text:span text:style-name="T68">}</text:span></text:span></text:p>
          </table:table-cell>
          <table:table-cell table:style-name="Tabella2.D2" office:value-type="string">
            <text:p text:style-name="P1">Ritor<text:span text:style-name="T67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7">Negativo</text:p>
          </table:table-cell>
          <table:table-cell table:style-name="Tabella2.B3" office:value-type="string">
            <text:p text:style-name="P37">500</text:p>
          </table:table-cell>
          <table:table-cell table:style-name="Tabella2.C3" office:value-type="string">
            <text:p text:style-name="Preformatted_20_Text"><text:span text:style-name="Source_20_Text"><text:span text:style-name="T68">{</text:span></text:span></text:p>
            <text:p text:style-name="Preformatted_20_Text"><text:span text:style-name="Source_20_Text"><text:span text:style-name="T68"><text:s text:c="2"/>"code": "string",</text:span></text:span></text:p>
            <text:p text:style-name="Preformatted_20_Text"><text:span text:style-name="Source_20_Text"><text:span text:style-name="T68"><text:s text:c="2"/>"description": "string"</text:span></text:span></text:p>
            <text:p text:style-name="Preformatted_20_Text"><text:span text:style-name="Source_20_Text"><text:span text:style-name="T68">}</text:span></text:span></text:p>
          </table:table-cell>
          <table:table-cell table:style-name="Tabella2.D3" office:value-type="string">
            <text:p text:style-name="P37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54"><text:span text:style-name="Car._20_predefinito_20_paragrafo"><text:span text:style-name="T2">Descrizione: </text:span></text:span>questo endpoint permette <text:span text:style-name="T73">la disconnessione</text:span><text:span text:style-name="T67"> </text:span><text:span text:style-name="T73">d</text:span><text:span text:style-name="T67">al sistema. </text:span></text:p>
      <text:list xml:id="list115319867409878" text:continue-numbering="true" text:style-name="L5">
        <text:list-item>
          <text:p text:style-name="P239"><text:span text:style-name="Car._20_predefinito_20_paragrafo"><text:span text:style-name="T2">Endpoint:</text:span></text:span> /<text:span text:style-name="T73">logout</text:span></text:p>
        </text:list-item>
        <text:list-item>
          <text:p text:style-name="P239"><text:span text:style-name="Car._20_predefinito_20_paragrafo"><text:span text:style-name="T2">Metodo HTTP:</text:span></text:span> <text:span text:style-name="T67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55"><text:span text:style-name="Source_20_Text"><text:span text:style-name="T68">{</text:span></text:span></text:p>
            <text:p text:style-name="P55"><text:span text:style-name="Source_20_Text"><text:span text:style-name="T68"><text:s text:c="2"/>"</text:span></text:span><text:span text:style-name="Source_20_Text"><text:span text:style-name="T69">status</text:span></text:span><text:span text:style-name="Source_20_Text"><text:span text:style-name="T68">": "string"</text:span></text:span></text:p>
            <text:p text:style-name="P55"><text:span text:style-name="Source_20_Text"><text:span text:style-name="T68">}</text:span></text:span></text:p>
          </table:table-cell>
          <table:table-cell table:style-name="Tabella3.D2" office:value-type="string">
            <text:p text:style-name="P6">Ritor<text:span text:style-name="T67">na </text:span><text:span text:style-name="T73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38">Negativo</text:p>
          </table:table-cell>
          <table:table-cell table:style-name="Tabella3.B3" office:value-type="string">
            <text:p text:style-name="P38">500</text:p>
          </table:table-cell>
          <table:table-cell table:style-name="Tabella3.C3" office:value-type="string">
            <text:p text:style-name="P55"><text:span text:style-name="Source_20_Text"><text:span text:style-name="T68">{</text:span></text:span></text:p>
            <text:p text:style-name="P55"><text:span text:style-name="Source_20_Text"><text:span text:style-name="T68"><text:s text:c="2"/>"code": "string",</text:span></text:span></text:p>
            <text:p text:style-name="P55"><text:span text:style-name="Source_20_Text"><text:span text:style-name="T68"><text:s text:c="2"/>"description": "string"</text:span></text:span></text:p>
            <text:p text:style-name="P55"><text:span text:style-name="Source_20_Text"><text:span text:style-name="T68">}</text:span></text:span></text:p>
          </table:table-cell>
          <table:table-cell table:style-name="Tabella3.D3" office:value-type="string">
            <text:p text:style-name="P38">Ritorna un JSON di errore avente codice e descrizione.</text:p>
          </table:table-cell>
        </table:table-row>
      </table:table>
      <text:p text:style-name="P54"/>
      <text:h text:style-name="P105" text:outline-level="2">Fasi</text:h>
      <text:h text:style-name="P119" text:outline-level="3">QualityPhase <text:s/>- <text:span text:style-name="T75">Fetch</text:span></text:h>
      <text:p text:style-name="P56"><text:span text:style-name="Car._20_predefinito_20_paragrafo"><text:span text:style-name="T2">Descrizione: </text:span></text:span>questo endpoint permette <text:span text:style-name="T74">di ottenere le fasi di cui eseguire i controlli</text:span><text:span text:style-name="T67">. </text:span></text:p>
      <text:list xml:id="list115319451753072" text:continue-numbering="true" text:style-name="L5">
        <text:list-item>
          <text:p text:style-name="P240"><text:span text:style-name="Car._20_predefinito_20_paragrafo"><text:span text:style-name="T2">Endpoint:</text:span></text:span> /<text:span text:style-name="T74">9000005</text:span>/<text:span text:style-name="T74">qualityphase/fetch</text:span></text:p>
        </text:list-item>
        <text:list-item>
          <text:p text:style-name="P240"><text:span text:style-name="Car._20_predefinito_20_paragrafo"><text:span text:style-name="T2">Metodo HTTP:</text:span></text:span> <text:span text:style-name="T67">POST</text:span></text:p>
        </text:list-item>
        <text:list-item>
          <text:p text:style-name="P247"><text:span text:style-name="T2">Header</text:span>: token di autenticazione</text:p>
        </text:list-item>
        <text:list-item>
          <text:p text:style-name="P253"><text:span text:style-name="Car._20_predefinito_20_paragrafo"><text:span text:style-name="T71">Corpo richiesta</text:span></text:span>:</text:p>
          <text:list>
            <text:list-item>
              <text:p text:style-name="P254"><text:span text:style-name="T32">startRow</text:span><text:span text:style-name="T7">: riga di partenza da cui si inizia a</text:span><text:span text:style-name="T12">d </text:span><text:span text:style-name="T54">acquisire </text:span><text:span text:style-name="T7">le fasi, tra le righe ottenute dal filtraggio (indicato dall’array </text:span><text:span text:style-name="T32">criteria</text:span><text:span text:style-name="T52">);</text:span></text:p>
            </text:list-item>
            <text:list-item>
              <text:p text:style-name="P260"><text:span text:style-name="T7">criteria</text:span><text:span text:style-name="T52">: array di criteri di filtraggio, avente</text:span></text:p>
              <text:list>
                <text:list-item>
                  <text:p text:style-name="P260"><text:span text:style-name="T7">fieldname</text:span><text:span text:style-name="T52">: nome della colonna per la quale filtrare;</text:span></text:p>
                </text:list-item>
                <text:list-item>
                  <text:p text:style-name="P260"><text:span text:style-name="T7">value</text:span><text:span text:style-name="T52">: valore di confronto per il filtraggio;</text:span></text:p>
                </text:list-item>
                <text:list-item>
                  <text:p text:style-name="P260"><text:span text:style-name="T7">operator</text:span><text:span text:style-name="T52">: operatore di confronto da applicare.</text:span></text:p>
                </text:list-item>
              </text:list>
            </text:list-item>
            <text:list-item>
              <text:p text:style-name="P266"><text:span text:style-name="T7">orderby</text:span><text:span text:style-name="T52">: array di criteri di ordinamento, avente:</text:span></text:p>
              <text:list>
                <text:list-item>
                  <text:p text:style-name="P266"><text:span text:style-name="T7">columnname</text:span><text:span text:style-name="T52">: nome della colonna per la quale ordinare;</text:span></text:p>
                </text:list-item>
                <text:list-item>
                  <text:p text:style-name="P266"><text:span text:style-name="T7">direction</text:span><text:span text:style-name="T52">: direzione dell’ordinamento.</text:span></text:p>
                </text:list-item>
              </text:list>
            </text:list-item>
            <text:list-item>
              <text:p text:style-name="P270"><text:span text:style-name="T7">endRow</text:span><text:span text:style-name="T52">: <text:s/></text:span><text:span text:style-name="T53">riga da cui si </text:span><text:span text:style-name="T52">finisce di </text:span><text:span text:style-name="T54">acquisire dati</text:span><text:span text:style-name="T53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68">{</text:span></text:span></text:p>
            <text:p text:style-name="Preformatted_20_Text"><text:span text:style-name="Source_20_Text"><text:span text:style-name="T68"><text:s text:c="2"/>"data": [</text:span></text:span></text:p>
            <text:p text:style-name="Preformatted_20_Text"><text:span text:style-name="Source_20_Text"><text:span text:style-name="T68"><text:s text:c="4"/>{</text:span></text:span></text:p>
            <text:p text:style-name="Preformatted_20_Text"><text:span text:style-name="Source_20_Text"><text:span text:style-name="T68"><text:s text:c="6"/>"phasename": "string",</text:span></text:span></text:p>
            <text:p text:style-name="Preformatted_20_Text"><text:span text:style-name="Source_20_Text"><text:span text:style-name="T68"><text:s text:c="6"/>"color": "string",</text:span></text:span></text:p>
            <text:p text:style-name="Preformatted_20_Text"><text:span text:style-name="Source_20_Text"><text:span text:style-name="T68"><text:s text:c="6"/>"ad_org_id": 0,</text:span></text:span></text:p>
            <text:p text:style-name="Preformatted_20_Text"><text:span text:style-name="Source_20_Text"><text:span text:style-name="T68"><text:s text:c="6"/>"projectplan_timeline_id": 0,</text:span></text:span></text:p>
            <text:p text:style-name="Preformatted_20_Text"><text:span text:style-name="Source_20_Text"><text:span text:style-name="T68"><text:s text:c="6"/>"c_projectphase_id": 0,</text:span></text:span></text:p>
            <text:p text:style-name="Preformatted_20_Text"><text:span text:style-name="Source_20_Text"><text:span text:style-name="T68"><text:s text:c="6"/>“phasetitle”: </text:span></text:span><text:span text:style-name="Source_20_Text"><text:span text:style-name="T70">string</text:span></text:span></text:p>
            <text:p text:style-name="Preformatted_20_Text"><text:span text:style-name="Source_20_Text"><text:span text:style-name="T68"><text:s text:c="6"/>"end_plan": "Unknown Type: date",</text:span></text:span></text:p>
            <text:p text:style-name="Preformatted_20_Text"><text:span text:style-name="Source_20_Text"><text:span text:style-name="T68"><text:s text:c="6"/>"linename": "string",</text:span></text:span></text:p>
            <text:p text:style-name="Preformatted_20_Text"><text:span text:style-name="Source_20_Text"><text:span text:style-name="T68"><text:s text:c="6"/>"c_projectline_id": 0,</text:span></text:span></text:p>
            <text:p text:style-name="Preformatted_20_Text"><text:span text:style-name="Source_20_Text"><text:span text:style-name="T68"><text:s text:c="6"/>"ad_client_id": 0,</text:span></text:span></text:p>
            <text:p text:style-name="Preformatted_20_Text"><text:span text:style-name="Source_20_Text"><text:span text:style-name="T68"><text:s text:c="6"/>"isglobal": "Y",</text:span></text:span></text:p>
            <text:p text:style-name="Preformatted_20_Text"><text:span text:style-name="Source_20_Text"><text:span text:style-name="T68"><text:s text:c="6"/>"c_bpartner_id": 0,</text:span></text:span></text:p>
            <text:p text:style-name="Preformatted_20_Text"><text:span text:style-name="Source_20_Text"><text:span text:style-name="T68"><text:s text:c="6"/>"status": "Y",</text:span></text:span></text:p>
            <text:p text:style-name="Preformatted_20_Text"><text:span text:style-name="Source_20_Text"><text:span text:style-name="T68"><text:s text:c="6"/>"start_plan": "Unknown Type: date",</text:span></text:span></text:p>
            <text:p text:style-name="Preformatted_20_Text"><text:span text:style-name="Source_20_Text"><text:span text:style-name="T68"><text:s text:c="6"/>"customer": "string"</text:span></text:span></text:p>
            <text:p text:style-name="Preformatted_20_Text"><text:span text:style-name="Source_20_Text"><text:span text:style-name="T68"><text:s text:c="4"/>}</text:span></text:span></text:p>
            <text:p text:style-name="Preformatted_20_Text"><text:soft-page-break/><text:span text:style-name="Source_20_Text"><text:span text:style-name="T68"><text:s text:c="2"/>],</text:span></text:span></text:p>
            <text:p text:style-name="Preformatted_20_Text"><text:span text:style-name="Source_20_Text"><text:span text:style-name="T68"><text:s text:c="2"/>"startRow": 0,</text:span></text:span></text:p>
            <text:p text:style-name="Preformatted_20_Text"><text:span text:style-name="Source_20_Text"><text:span text:style-name="T68"><text:s text:c="2"/>"endRow": 0,</text:span></text:span></text:p>
            <text:p text:style-name="Preformatted_20_Text"><text:span text:style-name="Source_20_Text"><text:span text:style-name="T68"><text:s text:c="2"/>"totalRows": 0</text:span></text:span></text:p>
            <text:p text:style-name="Preformatted_20_Text"><text:span text:style-name="Source_20_Text"><text:span text:style-name="T68">}</text:span></text:span></text:p>
          </table:table-cell>
          <table:table-cell table:style-name="Tabella4.D2" office:value-type="string">
            <text:p text:style-name="P7">Ritor<text:span text:style-name="T67">na </text:span><text:span text:style-name="T77">una lista di </text:span><text:span text:style-name="T76">fasi filtrat</text:span><text:span text:style-name="T79">a</text:span><text:span text:style-name="T76"> e ordinat</text:span><text:span text:style-name="T79">a</text:span><text:span text:style-name="T76"> come da richiesta, </text:span><text:span text:style-name="T77">oltre all’indicazione sulle righe ottenute ed il numero di record </text:span><text:span text:style-name="T78">oggetto della ricerca</text:span></text:p>
          </table:table-cell>
        </table:table-row>
        <table:table-row>
          <table:table-cell table:style-name="Tabella4.A3" office:value-type="string">
            <text:p text:style-name="P58">Negativo</text:p>
          </table:table-cell>
          <table:table-cell table:style-name="Tabella4.B3" office:value-type="string">
            <text:p text:style-name="P58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58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9">Negativo</text:p>
          </table:table-cell>
          <table:table-cell table:style-name="Tabella4.B4" office:value-type="string">
            <text:p text:style-name="P39">500</text:p>
          </table:table-cell>
          <table:table-cell table:style-name="Tabella4.C4" office:value-type="string">
            <text:p text:style-name="P57"><text:span text:style-name="Source_20_Text"><text:span text:style-name="T68">{</text:span></text:span></text:p>
            <text:p text:style-name="P57"><text:span text:style-name="Source_20_Text"><text:span text:style-name="T68"><text:s text:c="2"/>"code": "string",</text:span></text:span></text:p>
            <text:p text:style-name="P57"><text:span text:style-name="Source_20_Text"><text:span text:style-name="T68"><text:s text:c="2"/>"description": "string"</text:span></text:span></text:p>
            <text:p text:style-name="P57"><text:span text:style-name="Source_20_Text"><text:span text:style-name="T68">}</text:span></text:span></text:p>
          </table:table-cell>
          <table:table-cell table:style-name="Tabella4.D4" office:value-type="string">
            <text:p text:style-name="P39">Ritorna un JSON di errore avente codice e descrizione.</text:p>
          </table:table-cell>
        </table:table-row>
      </table:table>
      <text:p text:style-name="P56"/>
      <text:h text:style-name="P106" text:outline-level="2">Operatori</text:h>
      <text:h text:style-name="P120" text:outline-level="3">Operators <text:span text:style-name="T74"><text:s/>- </text:span>Fetch</text:h>
      <text:p text:style-name="P64"><text:span text:style-name="Car._20_predefinito_20_paragrafo"><text:span text:style-name="T2">Descrizione: </text:span></text:span>questo endpoint permette <text:span text:style-name="T74">di ottenere </text:span><text:span text:style-name="T75">gli operatori per configurare l’interfaccia grafica in base alle preferenze salvate. </text:span><text:span text:style-name="T67"><text:s/></text:span></text:p>
      <text:list xml:id="list115319780134228" text:continue-numbering="true" text:style-name="L5">
        <text:list-item>
          <text:p text:style-name="P241"><text:span text:style-name="Car._20_predefinito_20_paragrafo"><text:span text:style-name="T2">Endpoint:</text:span></text:span> /<text:span text:style-name="T74">900000</text:span><text:span text:style-name="T75">6</text:span>/<text:span text:style-name="T75">operators</text:span><text:span text:style-name="T74">/fetch</text:span></text:p>
        </text:list-item>
        <text:list-item>
          <text:p text:style-name="P241"><text:span text:style-name="Car._20_predefinito_20_paragrafo"><text:span text:style-name="T2">Metodo HTTP:</text:span></text:span> <text:span text:style-name="T67">POST</text:span></text:p>
        </text:list-item>
        <text:list-item>
          <text:p text:style-name="P248"><text:span text:style-name="T2">Header</text:span>: token di autenticazione</text:p>
        </text:list-item>
        <text:list-item>
          <text:p text:style-name="P255"><text:span text:style-name="Car._20_predefinito_20_paragrafo"><text:span text:style-name="T71">Corpo richiesta</text:span></text:span>:</text:p>
          <text:list>
            <text:list-item>
              <text:p text:style-name="P254"><text:span text:style-name="T32">startRow</text:span><text:span text:style-name="T7">: riga di partenza da cui si inizia a</text:span><text:span text:style-name="T12">d </text:span><text:span text:style-name="T54">acquisire </text:span><text:span text:style-name="T10">gli operatori</text:span><text:span text:style-name="T7">, tra le righe ottenute dal filtraggio (indicato dall’array </text:span><text:span text:style-name="T32">criteria</text:span><text:span text:style-name="T52">);</text:span></text:p>
            </text:list-item>
            <text:list-item>
              <text:p text:style-name="P261"><text:span text:style-name="T7">criteria</text:span><text:span text:style-name="T52">: array di criteri di filtraggio, avente</text:span></text:p>
              <text:list>
                <text:list-item>
                  <text:p text:style-name="P261"><text:span text:style-name="T7">fieldname</text:span><text:span text:style-name="T52">: nome della colonna per la quale filtrare;</text:span></text:p>
                </text:list-item>
                <text:list-item>
                  <text:p text:style-name="P261"><text:span text:style-name="T7">value</text:span><text:span text:style-name="T52">: valore di confronto per il filtraggio;</text:span></text:p>
                </text:list-item>
                <text:list-item>
                  <text:p text:style-name="P261"><text:span text:style-name="T7">operator</text:span><text:span text:style-name="T52">: operatore di confronto da applicare.</text:span></text:p>
                </text:list-item>
              </text:list>
            </text:list-item>
            <text:list-item>
              <text:p text:style-name="P267"><text:span text:style-name="T7">orderby</text:span><text:span text:style-name="T52">: array di criteri di ordinamento, avente:</text:span></text:p>
              <text:list>
                <text:list-item>
                  <text:p text:style-name="P267"><text:span text:style-name="T7">columnname</text:span><text:span text:style-name="T52">: nome della colonna per la quale ordinare;</text:span></text:p>
                </text:list-item>
                <text:list-item>
                  <text:p text:style-name="P267"><text:span text:style-name="T7">direction</text:span><text:span text:style-name="T52">: direzione dell’ordinamento.</text:span></text:p>
                </text:list-item>
              </text:list>
            </text:list-item>
            <text:list-item>
              <text:p text:style-name="P271"><text:span text:style-name="T52">endRow: <text:s/></text:span><text:span text:style-name="T53">riga da cui si </text:span><text:span text:style-name="T52">finisce di</text:span><text:span text:style-name="T53"> </text:span><text:span text:style-name="T54">acquisire dati</text:span><text:span text:style-name="T53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68">{</text:span></text:span></text:p>
            <text:p text:style-name="Preformatted_20_Text"><text:span text:style-name="Source_20_Text"><text:span text:style-name="T68"><text:s text:c="2"/>"data": [</text:span></text:span></text:p>
            <text:p text:style-name="Preformatted_20_Text"><text:span text:style-name="Source_20_Text"><text:span text:style-name="T68"><text:s text:c="4"/>{</text:span></text:span></text:p>
            <text:p text:style-name="Preformatted_20_Text"><text:span text:style-name="Source_20_Text"><text:span text:style-name="T68"><text:s text:c="6"/>"note": "string",</text:span></text:span></text:p>
            <text:p text:style-name="Preformatted_20_Text"><text:span text:style-name="Source_20_Text"><text:span text:style-name="T68"><text:s text:c="6"/>"userpin": "string",</text:span></text:span></text:p>
            <text:p text:style-name="Preformatted_20_Text"><text:span text:style-name="Source_20_Text"><text:span text:style-name="T68"><text:s text:c="6"/>"mes_theme": "string",</text:span></text:span></text:p>
            <text:p text:style-name="Preformatted_20_Text"><text:span text:style-name="Source_20_Text"><text:span text:style-name="T68"><text:s text:c="6"/>"mes_theme_display": "string",</text:span></text:span></text:p>
            <text:p text:style-name="Preformatted_20_Text"><text:span text:style-name="Source_20_Text"><text:span text:style-name="T68"><text:s text:c="6"/>"foto": 0,</text:span></text:span></text:p>
            <text:p text:style-name="Preformatted_20_Text"><text:span text:style-name="Source_20_Text"><text:span text:style-name="T68"><text:s text:c="6"/>"numero_matricola": "string",</text:span></text:span></text:p>
            <text:p text:style-name="Preformatted_20_Text"><text:span text:style-name="Source_20_Text"><text:span text:style-name="T68"><text:s text:c="6"/>"isactive": "Y",</text:span></text:span></text:p>
            <text:p text:style-name="Preformatted_20_Text"><text:span text:style-name="Source_20_Text"><text:span text:style-name="T68"><text:s text:c="6"/>"name": "string",</text:span></text:span></text:p>
            <text:p text:style-name="Preformatted_20_Text"><text:span text:style-name="Source_20_Text"><text:span text:style-name="T68"><text:s text:c="6"/>"ismobileuser": "Y",</text:span></text:span></text:p>
            <text:p text:style-name="Preformatted_20_Text"><text:span text:style-name="Source_20_Text"><text:span text:style-name="T68"><text:s text:c="6"/>"ad_user_id": 0</text:span></text:span></text:p>
            <text:p text:style-name="Preformatted_20_Text"><text:span text:style-name="Source_20_Text"><text:span text:style-name="T68"><text:s text:c="4"/>}</text:span></text:span></text:p>
            <text:p text:style-name="Preformatted_20_Text"><text:span text:style-name="Source_20_Text"><text:span text:style-name="T68"><text:s text:c="2"/>],</text:span></text:span></text:p>
            <text:p text:style-name="Preformatted_20_Text"><text:span text:style-name="Source_20_Text"><text:span text:style-name="T68"><text:s text:c="2"/>"startRow": 0,</text:span></text:span></text:p>
            <text:p text:style-name="Preformatted_20_Text"><text:soft-page-break/><text:span text:style-name="Source_20_Text"><text:span text:style-name="T68"><text:s text:c="2"/>"endRow": 0,</text:span></text:span></text:p>
            <text:p text:style-name="Preformatted_20_Text"><text:span text:style-name="Source_20_Text"><text:span text:style-name="T68"><text:s text:c="2"/>"totalRows": 0</text:span></text:span></text:p>
            <text:p text:style-name="Preformatted_20_Text"><text:span text:style-name="Source_20_Text"><text:span text:style-name="T68">}</text:span></text:span></text:p>
          </table:table-cell>
          <table:table-cell table:style-name="Tabella5.D2" office:value-type="string">
            <text:p text:style-name="P9">Ritor<text:span text:style-name="T67">na </text:span><text:span text:style-name="T77">una lista di </text:span><text:span text:style-name="T79">operatori</text:span><text:span text:style-name="T76"> filtrat</text:span><text:span text:style-name="T79">a</text:span><text:span text:style-name="T76"> e ordinat</text:span><text:span text:style-name="T79">a</text:span><text:span text:style-name="T76"> come da richiesta, </text:span><text:span text:style-name="T77">oltre all’indicazione sulle righe ottenute ed il numero di record </text:span><text:span text:style-name="T78">oggetto della ricerca</text:span></text:p>
          </table:table-cell>
        </table:table-row>
        <table:table-row>
          <table:table-cell table:style-name="Tabella5.A3" office:value-type="string">
            <text:p text:style-name="P59">Negativo</text:p>
          </table:table-cell>
          <table:table-cell table:style-name="Tabella5.B3" office:value-type="string">
            <text:p text:style-name="P59">401</text:p>
          </table:table-cell>
          <table:table-cell table:style-name="Tabella5.C3" office:value-type="string">
            <text:p text:style-name="P65"/>
          </table:table-cell>
          <table:table-cell table:style-name="Tabella5.D3" office:value-type="string">
            <text:p text:style-name="P59">L’utente non è autorizzato</text:p>
          </table:table-cell>
        </table:table-row>
        <table:table-row table:style-name="Tabella5.4">
          <table:table-cell table:style-name="Tabella5.A4" office:value-type="string">
            <text:p text:style-name="P40">Negativo</text:p>
          </table:table-cell>
          <table:table-cell table:style-name="Tabella5.B4" office:value-type="string">
            <text:p text:style-name="P40">500</text:p>
          </table:table-cell>
          <table:table-cell table:style-name="Tabella5.C4" office:value-type="string">
            <text:p text:style-name="P65"><text:span text:style-name="Source_20_Text"><text:span text:style-name="T68">{</text:span></text:span></text:p>
            <text:p text:style-name="P65"><text:span text:style-name="Source_20_Text"><text:span text:style-name="T68"><text:s text:c="2"/>"code": "string",</text:span></text:span></text:p>
            <text:p text:style-name="P65"><text:span text:style-name="Source_20_Text"><text:span text:style-name="T68"><text:s text:c="2"/>"description": "string"</text:span></text:span></text:p>
            <text:p text:style-name="P65"><text:span text:style-name="Source_20_Text"><text:span text:style-name="T68">}</text:span></text:span></text:p>
          </table:table-cell>
          <table:table-cell table:style-name="Tabella5.D4" office:value-type="string">
            <text:p text:style-name="P40">Ritorna un JSON di errore avente codice e descrizione.</text:p>
          </table:table-cell>
        </table:table-row>
      </table:table>
      <text:p text:style-name="P64"/>
      <text:h text:style-name="P107" text:outline-level="2">Attributi di qualità</text:h>
      <text:h text:style-name="P121" text:outline-level="3"><text:span text:style-name="T80">QualityAttribute</text:span> <text:span text:style-name="T74"><text:s/>- </text:span>Fetch</text:h>
      <text:p text:style-name="P66"><text:span text:style-name="Car._20_predefinito_20_paragrafo"><text:span text:style-name="T2">Descrizione: </text:span></text:span>questo endpoint permette <text:span text:style-name="T74">di ottenere </text:span><text:span text:style-name="T82">i controlli di qualità per il prodotto selezionato</text:span><text:span text:style-name="T75">. </text:span><text:span text:style-name="T67"><text:s/></text:span></text:p>
      <text:list xml:id="list115321251581563" text:continue-numbering="true" text:style-name="L5">
        <text:list-item>
          <text:p text:style-name="P242"><text:span text:style-name="Car._20_predefinito_20_paragrafo"><text:span text:style-name="T2">Endpoint:</text:span></text:span> /<text:span text:style-name="T74">900000</text:span><text:span text:style-name="T80">3</text:span>/<text:span text:style-name="T80">qualityattribute</text:span><text:span text:style-name="T74">/fetch</text:span></text:p>
        </text:list-item>
        <text:list-item>
          <text:p text:style-name="P242"><text:span text:style-name="Car._20_predefinito_20_paragrafo"><text:span text:style-name="T2">Metodo HTTP:</text:span></text:span> <text:span text:style-name="T67">POST</text:span></text:p>
        </text:list-item>
        <text:list-item>
          <text:p text:style-name="P249"><text:span text:style-name="T2">Header</text:span>: token di autenticazione</text:p>
        </text:list-item>
        <text:list-item>
          <text:p text:style-name="P256"><text:span text:style-name="Car._20_predefinito_20_paragrafo"><text:span text:style-name="T71">Corpo richiesta</text:span></text:span>:</text:p>
          <text:list>
            <text:list-item>
              <text:p text:style-name="P254"><text:span text:style-name="T32">startRow</text:span><text:span text:style-name="T7">: riga di partenza da cui si inizia a</text:span><text:span text:style-name="T12">d </text:span><text:span text:style-name="T54">acquisire </text:span><text:span text:style-name="T10">gli </text:span><text:span text:style-name="T11">attributi (controlli) di qualità</text:span><text:span text:style-name="T7">, tra le righe ottenute dal filtraggio (indicato dall’array </text:span><text:span text:style-name="T32">criteria</text:span><text:span text:style-name="T52">);</text:span></text:p>
            </text:list-item>
            <text:list-item>
              <text:p text:style-name="P262"><text:span text:style-name="T7">criteria</text:span><text:span text:style-name="T52">: array di criteri di filtraggio, avente</text:span></text:p>
              <text:list>
                <text:list-item>
                  <text:p text:style-name="P262"><text:span text:style-name="T7">fieldname</text:span><text:span text:style-name="T52">: nome della colonna per la quale filtrare;</text:span></text:p>
                </text:list-item>
                <text:list-item>
                  <text:p text:style-name="P262"><text:span text:style-name="T7">value</text:span><text:span text:style-name="T52">: valore di confronto per il filtraggio;</text:span></text:p>
                </text:list-item>
                <text:list-item>
                  <text:p text:style-name="P262"><text:span text:style-name="T7">operator</text:span><text:span text:style-name="T52">: operatore di confronto da applicare.</text:span></text:p>
                </text:list-item>
              </text:list>
            </text:list-item>
            <text:list-item>
              <text:p text:style-name="P268"><text:span text:style-name="T7">orderby</text:span><text:span text:style-name="T52">: array di criteri di ordinamento, avente:</text:span></text:p>
              <text:list>
                <text:list-item>
                  <text:p text:style-name="P268"><text:span text:style-name="T7">columnname</text:span><text:span text:style-name="T52">: nome della colonna per la quale ordinare;</text:span></text:p>
                </text:list-item>
                <text:list-item>
                  <text:p text:style-name="P268"><text:span text:style-name="T7">direction</text:span><text:span text:style-name="T52">: direzione dell’ordinamento.</text:span></text:p>
                </text:list-item>
              </text:list>
            </text:list-item>
            <text:list-item>
              <text:p text:style-name="P271"><text:span text:style-name="T52">endRow: <text:s/></text:span><text:span text:style-name="T53">riga da cui si </text:span><text:span text:style-name="T52">finisce di</text:span><text:span text:style-name="T53"> </text:span><text:span text:style-name="T54">acquisire dati</text:span><text:span text:style-name="T53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68">{</text:span></text:span></text:p>
            <text:p text:style-name="Preformatted_20_Text"><text:span text:style-name="Source_20_Text"><text:span text:style-name="T68"><text:s text:c="2"/>"data": [</text:span></text:span></text:p>
            <text:p text:style-name="Preformatted_20_Text"><text:span text:style-name="Source_20_Text"><text:span text:style-name="T68"><text:s text:c="4"/>{</text:span></text:span></text:p>
            <text:p text:style-name="Preformatted_20_Text"><text:span text:style-name="Source_20_Text"><text:span text:style-name="T68"><text:s text:c="6"/>"attributedescription": "string",</text:span></text:span></text:p>
            <text:p text:style-name="Preformatted_20_Text"><text:span text:style-name="Source_20_Text"><text:span text:style-name="T68"><text:s text:c="6"/>"optionvalue": "string",</text:span></text:span></text:p>
            <text:p text:style-name="Preformatted_20_Text"><text:span text:style-name="Source_20_Text"><text:span text:style-name="T68"><text:s text:c="6"/>"groupdescription": "string",</text:span></text:span></text:p>
            <text:p text:style-name="Preformatted_20_Text"><text:span text:style-name="Source_20_Text"><text:span text:style-name="T68"><text:s text:c="6"/>"m_product_id": 0,</text:span></text:span></text:p>
            <text:p text:style-name="Preformatted_20_Text"><text:span text:style-name="Source_20_Text"><text:span text:style-name="T68"><text:s text:c="6"/>"attributevalue": "string",</text:span></text:span></text:p>
            <text:p text:style-name="Preformatted_20_Text"><text:span text:style-name="Source_20_Text"><text:span text:style-name="T68"><text:s text:c="6"/>"m_product_category_id": 0,</text:span></text:span></text:p>
            <text:p text:style-name="Preformatted_20_Text"><text:span text:style-name="Source_20_Text"><text:span text:style-name="T68"><text:s text:c="6"/>"ad_reference_id": 0,</text:span></text:span></text:p>
            <text:p text:style-name="Preformatted_20_Text"><text:span text:style-name="Source_20_Text"><text:span text:style-name="T68"><text:s text:c="6"/>"attributename": "string",</text:span></text:span></text:p>
            <text:p text:style-name="Preformatted_20_Text"><text:span text:style-name="Source_20_Text"><text:span text:style-name="T68"><text:s text:c="6"/>"attributevaluetype": "Y",</text:span></text:span></text:p>
            <text:p text:style-name="Preformatted_20_Text"><text:span text:style-name="Source_20_Text"><text:span text:style-name="T68"><text:s text:c="6"/>"groupname": "string",</text:span></text:span></text:p>
            <text:p text:style-name="Preformatted_20_Text"><text:span text:style-name="Source_20_Text"><text:span text:style-name="T68"><text:s text:c="6"/>"c_project_attribute_group_id": 0,</text:span></text:span></text:p>
            <text:p text:style-name="Preformatted_20_Text"><text:span text:style-name="Source_20_Text"><text:span text:style-name="T68"><text:s text:c="6"/>"attributeseqno": 0</text:span></text:span></text:p>
            <text:p text:style-name="Preformatted_20_Text"><text:span text:style-name="Source_20_Text"><text:span text:style-name="T68"><text:s text:c="4"/>}</text:span></text:span></text:p>
            <text:p text:style-name="Preformatted_20_Text"><text:span text:style-name="Source_20_Text"><text:span text:style-name="T68"><text:s text:c="2"/>],</text:span></text:span></text:p>
            <text:p text:style-name="Preformatted_20_Text"><text:span text:style-name="Source_20_Text"><text:span text:style-name="T68"><text:s text:c="2"/>"startRow": 0,</text:span></text:span></text:p>
            <text:p text:style-name="Preformatted_20_Text"><text:span text:style-name="Source_20_Text"><text:span text:style-name="T68"><text:s text:c="2"/>"endRow": 0,</text:span></text:span></text:p>
            <text:p text:style-name="Preformatted_20_Text"><text:soft-page-break/><text:span text:style-name="Source_20_Text"><text:span text:style-name="T68"><text:s text:c="2"/>"totalRows": 0</text:span></text:span></text:p>
            <text:p text:style-name="Preformatted_20_Text"><text:span text:style-name="Source_20_Text"><text:span text:style-name="T68">}</text:span></text:span></text:p>
            <text:p text:style-name="Preformatted_20_Text"><text:span text:style-name="Source_20_Text"><text:span text:style-name="T68"/></text:span></text:p>
          </table:table-cell>
          <table:table-cell table:style-name="Tabella6.D2" office:value-type="string">
            <text:p text:style-name="P10">Ritor<text:span text:style-name="T67">na </text:span><text:span text:style-name="T77">una lista di </text:span><text:span text:style-name="T81">attributi di qualità</text:span><text:span text:style-name="T76"> filtrat</text:span><text:span text:style-name="T79">a</text:span><text:span text:style-name="T76"> e ordinat</text:span><text:span text:style-name="T79">a</text:span><text:span text:style-name="T76"> come da richiesta </text:span><text:span text:style-name="T81">(ad esempio, per prodotto o per categoria di prodotto)</text:span><text:span text:style-name="T76"> </text:span><text:span text:style-name="T77">oltre all’indicazione sulle righe ottenute ed il numero di record </text:span><text:span text:style-name="T78">oggetto della ricerca</text:span></text:p>
          </table:table-cell>
        </table:table-row>
        <table:table-row>
          <table:table-cell table:style-name="Tabella6.A3" office:value-type="string">
            <text:p text:style-name="P60">Negativo</text:p>
          </table:table-cell>
          <table:table-cell table:style-name="Tabella6.B3" office:value-type="string">
            <text:p text:style-name="P60">401</text:p>
          </table:table-cell>
          <table:table-cell table:style-name="Tabella6.C3" office:value-type="string">
            <text:p text:style-name="P67"/>
          </table:table-cell>
          <table:table-cell table:style-name="Tabella6.D3" office:value-type="string">
            <text:p text:style-name="P60">L’utente non è autorizzato</text:p>
          </table:table-cell>
        </table:table-row>
        <table:table-row table:style-name="Tabella6.4">
          <table:table-cell table:style-name="Tabella6.A4" office:value-type="string">
            <text:p text:style-name="P41">Negativo</text:p>
          </table:table-cell>
          <table:table-cell table:style-name="Tabella6.B4" office:value-type="string">
            <text:p text:style-name="P41">500</text:p>
          </table:table-cell>
          <table:table-cell table:style-name="Tabella6.C4" office:value-type="string">
            <text:p text:style-name="P67"><text:span text:style-name="Source_20_Text"><text:span text:style-name="T68">{</text:span></text:span></text:p>
            <text:p text:style-name="P67"><text:span text:style-name="Source_20_Text"><text:span text:style-name="T68"><text:s text:c="2"/>"code": "string",</text:span></text:span></text:p>
            <text:p text:style-name="P67"><text:span text:style-name="Source_20_Text"><text:span text:style-name="T68"><text:s text:c="2"/>"description": "string"</text:span></text:span></text:p>
            <text:p text:style-name="P67"><text:span text:style-name="Source_20_Text"><text:span text:style-name="T68">}</text:span></text:span></text:p>
          </table:table-cell>
          <table:table-cell table:style-name="Tabella6.D4" office:value-type="string">
            <text:p text:style-name="P41">Ritorna un JSON di errore avente codice e descrizione.</text:p>
          </table:table-cell>
        </table:table-row>
      </table:table>
      <text:p text:style-name="P66"/>
      <text:h text:style-name="P108" text:outline-level="2"><text:span text:style-name="T82">Log </text:span>di qualità</text:h>
      <text:h text:style-name="P122" text:outline-level="3"><text:span text:style-name="T80">Quality</text:span><text:span text:style-name="T82">SaveLog</text:span> <text:span text:style-name="T74"><text:s/>- </text:span><text:span text:style-name="T82">Add</text:span></text:h>
      <text:p text:style-name="P68"><text:span text:style-name="Car._20_predefinito_20_paragrafo"><text:span text:style-name="T2">Descrizione: </text:span></text:span>questo endpoint permette <text:span text:style-name="T74">di </text:span><text:span text:style-name="T82">salvare </text:span><text:span text:style-name="T84">un log contenente i dati di un controllo qualità</text:span><text:span text:style-name="T75">. </text:span></text:p>
      <text:list xml:id="list115320041598122" text:continue-numbering="true" text:style-name="L5">
        <text:list-item>
          <text:p text:style-name="P243"><text:span text:style-name="Car._20_predefinito_20_paragrafo"><text:span text:style-name="T2">Endpoint:</text:span></text:span> /<text:span text:style-name="T74">900000</text:span><text:span text:style-name="T83">4</text:span>/<text:span text:style-name="T80">quality</text:span><text:span text:style-name="T83">savelog</text:span><text:span text:style-name="T74">/</text:span><text:span text:style-name="T83">add</text:span></text:p>
        </text:list-item>
        <text:list-item>
          <text:p text:style-name="P243"><text:span text:style-name="Car._20_predefinito_20_paragrafo"><text:span text:style-name="T2">Metodo HTTP:</text:span></text:span> <text:span text:style-name="T83">PUT</text:span></text:p>
        </text:list-item>
        <text:list-item>
          <text:p text:style-name="P250"><text:span text:style-name="T2">Header</text:span>: token di autenticazione</text:p>
        </text:list-item>
        <text:list-item>
          <text:p text:style-name="P257"><text:span text:style-name="Car._20_predefinito_20_paragrafo"><text:span text:style-name="T71">Corpo richiesta</text:span></text:span>:</text:p>
          <text:list>
            <text:list-item>
              <text:p text:style-name="P257"><text:span text:style-name="T33">c_projectphase_id</text:span><text:span text:style-name="T7">: </text:span><text:span text:style-name="T56">identificativo della fase su cui si stanno inserendo valori per il controllo qualità;</text:span></text:p>
            </text:list-item>
            <text:list-item>
              <text:p text:style-name="P263"><text:span text:style-name="T13">qualitystatus</text:span><text:span text:style-name="T52">: --</text:span></text:p>
            </text:list-item>
            <text:list-item>
              <text:p text:style-name="P263"><text:span text:style-name="T13">qualityvalue</text:span><text:span text:style-name="T55">: --</text:span></text:p>
            </text:list-item>
            <text:list-item>
              <text:p text:style-name="P263"><text:span text:style-name="T13">c_projectphase_quality_log_id</text:span><text:span text:style-name="T55">: --</text:span></text:p>
            </text:list-item>
            <text:list-item>
              <text:p text:style-name="P273"><text:span text:style-name="T7">isactive</text:span><text:span text:style-name="T52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68">{</text:span></text:span></text:p>
            <text:p text:style-name="Preformatted_20_Text"><text:span text:style-name="Source_20_Text"><text:span text:style-name="T68"><text:s text:c="2"/>"c_projectphase_id": 0,</text:span></text:span></text:p>
            <text:p text:style-name="Preformatted_20_Text"><text:span text:style-name="Source_20_Text"><text:span text:style-name="T68"><text:s text:c="2"/>"qualitystatus": "string",</text:span></text:span></text:p>
            <text:p text:style-name="Preformatted_20_Text"><text:span text:style-name="Source_20_Text"><text:span text:style-name="T68"><text:s text:c="2"/>"qualityvalue": "string",</text:span></text:span></text:p>
            <text:p text:style-name="Preformatted_20_Text"><text:span text:style-name="Source_20_Text"><text:span text:style-name="T68"><text:s text:c="2"/>"c_projectphase_quality_log_id": 0,</text:span></text:span></text:p>
            <text:p text:style-name="Preformatted_20_Text"><text:span text:style-name="Source_20_Text"><text:span text:style-name="T68"><text:s text:c="2"/>"isactive": "Y"</text:span></text:span></text:p>
            <text:p text:style-name="Preformatted_20_Text"><text:span text:style-name="Source_20_Text"><text:span text:style-name="T68">}</text:span></text:span></text:p>
          </table:table-cell>
          <table:table-cell table:style-name="Tabella7.D2" office:value-type="string">
            <text:p text:style-name="P11">Ritor<text:span text:style-name="T67">na </text:span><text:span text:style-name="T84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61">Negativo</text:p>
          </table:table-cell>
          <table:table-cell table:style-name="Tabella7.B3" office:value-type="string">
            <text:p text:style-name="P61">401</text:p>
          </table:table-cell>
          <table:table-cell table:style-name="Tabella7.C3" office:value-type="string">
            <text:p text:style-name="P69"/>
          </table:table-cell>
          <table:table-cell table:style-name="Tabella7.D3" office:value-type="string">
            <text:p text:style-name="P61">L’utente non è autorizzato</text:p>
          </table:table-cell>
        </table:table-row>
        <table:table-row table:style-name="Tabella7.4">
          <table:table-cell table:style-name="Tabella7.A4" office:value-type="string">
            <text:p text:style-name="P42">Negativo</text:p>
          </table:table-cell>
          <table:table-cell table:style-name="Tabella7.B4" office:value-type="string">
            <text:p text:style-name="P42">500</text:p>
          </table:table-cell>
          <table:table-cell table:style-name="Tabella7.C4" office:value-type="string">
            <text:p text:style-name="P69"><text:span text:style-name="Source_20_Text"><text:span text:style-name="T68">{</text:span></text:span></text:p>
            <text:p text:style-name="P69"><text:span text:style-name="Source_20_Text"><text:span text:style-name="T68"><text:s text:c="2"/>"code": "string",</text:span></text:span></text:p>
            <text:p text:style-name="P69"><text:span text:style-name="Source_20_Text"><text:span text:style-name="T68"><text:s text:c="2"/>"description": "string"</text:span></text:span></text:p>
            <text:p text:style-name="P69"><text:span text:style-name="Source_20_Text"><text:span text:style-name="T68">}</text:span></text:span></text:p>
          </table:table-cell>
          <table:table-cell table:style-name="Tabella7.D4" office:value-type="string">
            <text:p text:style-name="P42">Ritorna un JSON di errore avente codice e descrizione.</text:p>
          </table:table-cell>
        </table:table-row>
      </table:table>
      <text:p text:style-name="P68"/>
      <text:h text:style-name="P123" text:outline-level="3"><text:span text:style-name="T80">Quality</text:span><text:span text:style-name="T82">SaveLog</text:span> <text:span text:style-name="T74"><text:s/>- </text:span><text:span text:style-name="T84">Remove</text:span></text:h>
      <text:p text:style-name="P70"><text:span text:style-name="Car._20_predefinito_20_paragrafo"><text:span text:style-name="T2">Descrizione: </text:span></text:span>questo endpoint permette <text:span text:style-name="T74">di </text:span><text:span text:style-name="T82">salvare </text:span><text:span text:style-name="T84">un log contenente i dati di un controllo qualità</text:span><text:span text:style-name="T75">. </text:span></text:p>
      <text:list xml:id="list115319366900349" text:continue-numbering="true" text:style-name="L5">
        <text:list-item>
          <text:p text:style-name="P244"><text:span text:style-name="Car._20_predefinito_20_paragrafo"><text:span text:style-name="T2">Endpoint:</text:span></text:span> /<text:span text:style-name="T74">900000</text:span><text:span text:style-name="T83">4</text:span>/<text:span text:style-name="T80">quality</text:span><text:span text:style-name="T83">savelog</text:span><text:span text:style-name="T74">/</text:span><text:span text:style-name="T84">remove</text:span></text:p>
        </text:list-item>
        <text:list-item>
          <text:p text:style-name="P244"><text:span text:style-name="Car._20_predefinito_20_paragrafo"><text:span text:style-name="T2">Metodo HTTP:</text:span></text:span> <text:span text:style-name="T84">DELETE</text:span></text:p>
        </text:list-item>
        <text:list-item>
          <text:p text:style-name="P251"><text:span text:style-name="T2">Header</text:span>: token di autenticazione</text:p>
        </text:list-item>
        <text:list-item>
          <text:p text:style-name="P258"><text:span text:style-name="Car._20_predefinito_20_paragrafo"><text:span text:style-name="T71">Corpo richiesta</text:span></text:span>:</text:p>
          <text:list>
            <text:list-item>
              <text:p text:style-name="P258"><text:span text:style-name="T33">c_projectphase_id</text:span><text:span text:style-name="T7">: </text:span><text:span text:style-name="T56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ext:soft-page-break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71"><text:span text:style-name="Source_20_Text"><text:span text:style-name="T68">{</text:span></text:span></text:p>
            <text:p text:style-name="P71"><text:span text:style-name="Source_20_Text"><text:span text:style-name="T68"><text:s text:c="2"/>"c_projectphase_id": 0,</text:span></text:span></text:p>
            <text:p text:style-name="P71"><text:span text:style-name="Source_20_Text"><text:span text:style-name="T68"><text:s text:c="2"/>"qualitystatus": "string",</text:span></text:span></text:p>
            <text:p text:style-name="P71"><text:span text:style-name="Source_20_Text"><text:span text:style-name="T68"><text:s text:c="2"/>"qualityvalue": "string",</text:span></text:span></text:p>
            <text:p text:style-name="P71"><text:span text:style-name="Source_20_Text"><text:span text:style-name="T68"><text:s text:c="2"/>"c_projectphase_quality_log_id": 0,</text:span></text:span></text:p>
            <text:p text:style-name="P71"><text:span text:style-name="Source_20_Text"><text:span text:style-name="T68"><text:s text:c="2"/>"isactive": "Y"</text:span></text:span></text:p>
            <text:p text:style-name="P71"><text:span text:style-name="Source_20_Text"><text:span text:style-name="T68">}</text:span></text:span></text:p>
          </table:table-cell>
          <table:table-cell table:style-name="Tabella8.D2" office:value-type="string">
            <text:p text:style-name="P12">Ritor<text:span text:style-name="T67">na </text:span><text:span text:style-name="T84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62">Negativo</text:p>
          </table:table-cell>
          <table:table-cell table:style-name="Tabella8.B3" office:value-type="string">
            <text:p text:style-name="P62">401</text:p>
          </table:table-cell>
          <table:table-cell table:style-name="Tabella8.C3" office:value-type="string">
            <text:p text:style-name="P71"/>
          </table:table-cell>
          <table:table-cell table:style-name="Tabella8.D3" office:value-type="string">
            <text:p text:style-name="P62">L’utente non è autorizzato</text:p>
          </table:table-cell>
        </table:table-row>
        <table:table-row table:style-name="Tabella8.4">
          <table:table-cell table:style-name="Tabella8.A4" office:value-type="string">
            <text:p text:style-name="P43">Negativo</text:p>
          </table:table-cell>
          <table:table-cell table:style-name="Tabella8.B4" office:value-type="string">
            <text:p text:style-name="P43">500</text:p>
          </table:table-cell>
          <table:table-cell table:style-name="Tabella8.C4" office:value-type="string">
            <text:p text:style-name="P71"><text:span text:style-name="Source_20_Text"><text:span text:style-name="T68">{</text:span></text:span></text:p>
            <text:p text:style-name="P71"><text:span text:style-name="Source_20_Text"><text:span text:style-name="T68"><text:s text:c="2"/>"code": "string",</text:span></text:span></text:p>
            <text:p text:style-name="P71"><text:span text:style-name="Source_20_Text"><text:span text:style-name="T68"><text:s text:c="2"/>"description": "string"</text:span></text:span></text:p>
            <text:p text:style-name="P71"><text:span text:style-name="Source_20_Text"><text:span text:style-name="T68">}</text:span></text:span></text:p>
          </table:table-cell>
          <table:table-cell table:style-name="Tabella8.D4" office:value-type="string">
            <text:p text:style-name="P43">Ritorna un JSON di errore avente codice e descrizione.</text:p>
          </table:table-cell>
        </table:table-row>
      </table:table>
      <text:p text:style-name="P70"/>
      <text:h text:style-name="P123" text:outline-level="3"><text:span text:style-name="T80">Quality</text:span><text:span text:style-name="T82">SaveLog</text:span> <text:span text:style-name="T74"><text:s/>- </text:span><text:span text:style-name="T84">Fetch</text:span></text:h>
      <text:p text:style-name="P70"><text:span text:style-name="Car._20_predefinito_20_paragrafo"><text:span text:style-name="T2">Descrizione: </text:span></text:span>questo endpoint permette <text:span text:style-name="T74">di </text:span><text:span text:style-name="T84">ottenere tutti i log relativi a una fase di produzione</text:span><text:span text:style-name="T75">. </text:span></text:p>
      <text:list xml:id="list115320228206572" text:continue-numbering="true" text:style-name="L5">
        <text:list-item>
          <text:p text:style-name="P244"><text:span text:style-name="Car._20_predefinito_20_paragrafo"><text:span text:style-name="T2">Endpoint:</text:span></text:span> /<text:span text:style-name="T74">900000</text:span><text:span text:style-name="T83">4</text:span>/<text:span text:style-name="T80">quality</text:span><text:span text:style-name="T83">savelog</text:span><text:span text:style-name="T74">/</text:span><text:span text:style-name="T84">fetch</text:span></text:p>
        </text:list-item>
        <text:list-item>
          <text:p text:style-name="P244"><text:span text:style-name="Car._20_predefinito_20_paragrafo"><text:span text:style-name="T2">Metodo HTTP:</text:span></text:span> <text:span text:style-name="T84">POST</text:span></text:p>
        </text:list-item>
        <text:list-item>
          <text:p text:style-name="P251"><text:span text:style-name="T2">Header</text:span>: token di autenticazione</text:p>
        </text:list-item>
        <text:list-item>
          <text:p text:style-name="P258"><text:span text:style-name="Car._20_predefinito_20_paragrafo"><text:span text:style-name="T71">Corpo richiesta</text:span></text:span>:</text:p>
          <text:list>
            <text:list-item>
              <text:p text:style-name="P258"><text:span text:style-name="T32">startRow</text:span><text:span text:style-name="T7">: riga di partenza da cui si inizia a</text:span><text:span text:style-name="T12">d </text:span><text:span text:style-name="T54">acquisire </text:span><text:span text:style-name="T56">i log dei controlli di qualità</text:span><text:span text:style-name="T7">, tra le righe ottenute dal filtraggio (indicato dall’array </text:span><text:span text:style-name="T32">criteria</text:span><text:span text:style-name="T52">);</text:span></text:p>
            </text:list-item>
            <text:list-item>
              <text:p text:style-name="P264"><text:span text:style-name="T7">criteria</text:span><text:span text:style-name="T52">: array di criteri di filtraggio, avente</text:span></text:p>
              <text:list>
                <text:list-item>
                  <text:p text:style-name="P264"><text:span text:style-name="T7">fieldname</text:span><text:span text:style-name="T52">: nome della colonna per la quale filtrare;</text:span></text:p>
                </text:list-item>
                <text:list-item>
                  <text:p text:style-name="P264"><text:span text:style-name="T7">value</text:span><text:span text:style-name="T52">: valore di confronto per il filtraggio;</text:span></text:p>
                </text:list-item>
                <text:list-item>
                  <text:p text:style-name="P264"><text:span text:style-name="T7">operator</text:span><text:span text:style-name="T52">: operatore di confronto da applicare.</text:span></text:p>
                </text:list-item>
              </text:list>
            </text:list-item>
            <text:list-item>
              <text:p text:style-name="P269"><text:span text:style-name="T7">orderby</text:span><text:span text:style-name="T52">: array di criteri di ordinamento, avente:</text:span></text:p>
              <text:list>
                <text:list-item>
                  <text:p text:style-name="P269"><text:span text:style-name="T7">columnname</text:span><text:span text:style-name="T52">: nome della colonna per la quale ordinare;</text:span></text:p>
                </text:list-item>
                <text:list-item>
                  <text:p text:style-name="P269"><text:span text:style-name="T7">direction</text:span><text:span text:style-name="T52">: direzione dell’ordinamento.</text:span></text:p>
                </text:list-item>
              </text:list>
            </text:list-item>
            <text:list-item>
              <text:p text:style-name="P272"><text:span text:style-name="T56">endRow: <text:s/></text:span><text:span text:style-name="T53">riga da cui si </text:span><text:span text:style-name="T56">finisce di</text:span><text:span text:style-name="T53"> </text:span><text:span text:style-name="T54">acquisire dati</text:span><text:span text:style-name="T53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71"><text:span text:style-name="Source_20_Text"><text:span text:style-name="T68">{</text:span></text:span></text:p>
            <text:p text:style-name="P71"><text:span text:style-name="Source_20_Text"><text:span text:style-name="T68"><text:s text:c="2"/>"c_projectphase_id": 0,</text:span></text:span></text:p>
            <text:p text:style-name="P71"><text:span text:style-name="Source_20_Text"><text:span text:style-name="T68"><text:s text:c="2"/>"qualitystatus": "string",</text:span></text:span></text:p>
            <text:p text:style-name="P71"><text:span text:style-name="Source_20_Text"><text:span text:style-name="T68"><text:s text:c="2"/>"qualityvalue": "string",</text:span></text:span></text:p>
            <text:p text:style-name="P71"><text:span text:style-name="Source_20_Text"><text:span text:style-name="T68"><text:s text:c="2"/>"c_projectphase_quality_log_id": 0,</text:span></text:span></text:p>
            <text:p text:style-name="P71"><text:span text:style-name="Source_20_Text"><text:span text:style-name="T68"><text:s text:c="2"/>"isactive": "Y"</text:span></text:span></text:p>
            <text:p text:style-name="P71"><text:span text:style-name="Source_20_Text"><text:span text:style-name="T68">}</text:span></text:span></text:p>
          </table:table-cell>
          <table:table-cell table:style-name="Tabella9.D2" office:value-type="string">
            <text:p text:style-name="P12">Ritor<text:span text:style-name="T67">na </text:span><text:span text:style-name="T85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62">Negativo</text:p>
          </table:table-cell>
          <table:table-cell table:style-name="Tabella9.B3" office:value-type="string">
            <text:p text:style-name="P62">401</text:p>
          </table:table-cell>
          <table:table-cell table:style-name="Tabella9.C3" office:value-type="string">
            <text:p text:style-name="P71"/>
          </table:table-cell>
          <table:table-cell table:style-name="Tabella9.D3" office:value-type="string">
            <text:p text:style-name="P62">L’utente non è autorizzato</text:p>
          </table:table-cell>
        </table:table-row>
        <table:table-row table:style-name="Tabella9.4">
          <table:table-cell table:style-name="Tabella9.A4" office:value-type="string">
            <text:p text:style-name="P43">Negativo</text:p>
          </table:table-cell>
          <table:table-cell table:style-name="Tabella9.B4" office:value-type="string">
            <text:p text:style-name="P43">500</text:p>
          </table:table-cell>
          <table:table-cell table:style-name="Tabella9.C4" office:value-type="string">
            <text:p text:style-name="P71"><text:span text:style-name="Source_20_Text"><text:span text:style-name="T68">{</text:span></text:span></text:p>
            <text:p text:style-name="P71"><text:span text:style-name="Source_20_Text"><text:span text:style-name="T68"><text:s text:c="2"/>"code": "string",</text:span></text:span></text:p>
            <text:p text:style-name="P71"><text:span text:style-name="Source_20_Text"><text:span text:style-name="T68"><text:s text:c="2"/>"description": "string"</text:span></text:span></text:p>
            <text:p text:style-name="P71"><text:span text:style-name="Source_20_Text"><text:span text:style-name="T68">}</text:span></text:span></text:p>
          </table:table-cell>
          <table:table-cell table:style-name="Tabella9.D4" office:value-type="string">
            <text:p text:style-name="P43">Ritorna un JSON di errore avente codice e descrizione.</text:p>
          </table:table-cell>
        </table:table-row>
      </table:table>
      <text:p text:style-name="P70"/>
      <text:h text:style-name="P124" text:outline-level="3"><text:span text:style-name="T80">Quality</text:span><text:span text:style-name="T82">SaveLog</text:span> <text:span text:style-name="T74"><text:s/>- </text:span><text:span text:style-name="T85">Update</text:span></text:h>
      <text:p text:style-name="P72"><text:soft-page-break/><text:span text:style-name="Car._20_predefinito_20_paragrafo"><text:span text:style-name="T2">Descrizione: </text:span></text:span>questo endpoint permette <text:span text:style-name="T74">di </text:span><text:span text:style-name="T86">aggiornare</text:span><text:span text:style-name="T82"> </text:span><text:span text:style-name="T84">un log contenente i dati di un controllo qualità</text:span><text:span text:style-name="T75">. </text:span></text:p>
      <text:list text:continue-numbering="true" text:style-name="L5">
        <text:list-item>
          <text:p text:style-name="P245"><text:span text:style-name="Car._20_predefinito_20_paragrafo"><text:span text:style-name="T2">Endpoint:</text:span></text:span> /<text:span text:style-name="T74">900000</text:span><text:span text:style-name="T83">4</text:span>/<text:span text:style-name="T80">quality</text:span><text:span text:style-name="T83">savelog</text:span><text:span text:style-name="T74">/</text:span><text:span text:style-name="T85">update</text:span></text:p>
        </text:list-item>
        <text:list-item>
          <text:p text:style-name="P245"><text:span text:style-name="Car._20_predefinito_20_paragrafo"><text:span text:style-name="T2">Metodo HTTP:</text:span></text:span> <text:span text:style-name="T85">POST</text:span></text:p>
        </text:list-item>
        <text:list-item>
          <text:p text:style-name="P252"><text:span text:style-name="T2">Header</text:span>: token di autenticazione</text:p>
        </text:list-item>
        <text:list-item>
          <text:p text:style-name="P259"><text:span text:style-name="Car._20_predefinito_20_paragrafo"><text:span text:style-name="T71">Corpo richiesta</text:span></text:span>:</text:p>
          <text:list>
            <text:list-item>
              <text:p text:style-name="P259"><text:span text:style-name="T33">c_projectphase_id</text:span><text:span text:style-name="T7">: </text:span><text:span text:style-name="T56">identificativo della fase su cui si stanno inserendo valori per il controllo qualità;</text:span></text:p>
            </text:list-item>
            <text:list-item>
              <text:p text:style-name="P265"><text:span text:style-name="T13">qualitystatus</text:span><text:span text:style-name="T52">: --</text:span></text:p>
            </text:list-item>
            <text:list-item>
              <text:p text:style-name="P265"><text:span text:style-name="T13">qualityvalue</text:span><text:span text:style-name="T55">: --</text:span></text:p>
            </text:list-item>
            <text:list-item>
              <text:p text:style-name="P265"><text:span text:style-name="T13">c_projectphase_quality_log_id</text:span><text:span text:style-name="T55">: --</text:span></text:p>
            </text:list-item>
            <text:list-item>
              <text:p text:style-name="P274"><text:span text:style-name="T7">isactive</text:span><text:span text:style-name="T52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73"><text:span text:style-name="Source_20_Text"><text:span text:style-name="T68">{</text:span></text:span></text:p>
            <text:p text:style-name="P73"><text:span text:style-name="Source_20_Text"><text:span text:style-name="T68"><text:s text:c="2"/>"c_projectphase_id": 0,</text:span></text:span></text:p>
            <text:p text:style-name="P73"><text:span text:style-name="Source_20_Text"><text:span text:style-name="T68"><text:s text:c="2"/>"qualitystatus": "string",</text:span></text:span></text:p>
            <text:p text:style-name="P73"><text:span text:style-name="Source_20_Text"><text:span text:style-name="T68"><text:s text:c="2"/>"qualityvalue": "string",</text:span></text:span></text:p>
            <text:p text:style-name="P73"><text:span text:style-name="Source_20_Text"><text:span text:style-name="T68"><text:s text:c="2"/>"c_projectphase_quality_log_id": 0,</text:span></text:span></text:p>
            <text:p text:style-name="P73"><text:span text:style-name="Source_20_Text"><text:span text:style-name="T68"><text:s text:c="2"/>"isactive": "Y"</text:span></text:span></text:p>
            <text:p text:style-name="P73"><text:span text:style-name="Source_20_Text"><text:span text:style-name="T68">}</text:span></text:span></text:p>
          </table:table-cell>
          <table:table-cell table:style-name="Tabella10.D2" office:value-type="string">
            <text:p text:style-name="P13">Ritor<text:span text:style-name="T67">na </text:span><text:span text:style-name="T84">il corpo della richiesta per dare riscontro dei valori </text:span><text:span text:style-name="T85">aggiornati</text:span></text:p>
          </table:table-cell>
        </table:table-row>
        <table:table-row>
          <table:table-cell table:style-name="Tabella10.A3" office:value-type="string">
            <text:p text:style-name="P63">Negativo</text:p>
          </table:table-cell>
          <table:table-cell table:style-name="Tabella10.B3" office:value-type="string">
            <text:p text:style-name="P63">401</text:p>
          </table:table-cell>
          <table:table-cell table:style-name="Tabella10.C3" office:value-type="string">
            <text:p text:style-name="P73"/>
          </table:table-cell>
          <table:table-cell table:style-name="Tabella10.D3" office:value-type="string">
            <text:p text:style-name="P63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44">Negativo</text:p>
          </table:table-cell>
          <table:table-cell table:style-name="Tabella10.B4" office:value-type="string">
            <text:p text:style-name="P44">500</text:p>
          </table:table-cell>
          <table:table-cell table:style-name="Tabella10.C4" office:value-type="string">
            <text:p text:style-name="P73"><text:span text:style-name="Source_20_Text"><text:span text:style-name="T68">{</text:span></text:span></text:p>
            <text:p text:style-name="P73"><text:span text:style-name="Source_20_Text"><text:span text:style-name="T68"><text:s text:c="2"/>"code": "string",</text:span></text:span></text:p>
            <text:p text:style-name="P73"><text:span text:style-name="Source_20_Text"><text:span text:style-name="T68"><text:s text:c="2"/>"description": "string"</text:span></text:span></text:p>
            <text:p text:style-name="P73"><text:span text:style-name="Source_20_Text"><text:span text:style-name="T68">}</text:span></text:span></text:p>
          </table:table-cell>
          <table:table-cell table:style-name="Tabella10.D4" office:value-type="string">
            <text:p text:style-name="P44">Ritorna un JSON di errore avente codice e descrizione.</text:p>
          </table:table-cell>
        </table:table-row>
      </table:table>
      <text:p text:style-name="P72"/>
      <text:h text:style-name="P100" text:outline-level="1">Mockup</text:h>
      <text:p text:style-name="P74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09" text:outline-level="2">Login</text:h>
      <text:p text:style-name="P75">l login utente avviene attraverso due passaggi:</text:p>
      <text:list text:style-name="L6">
        <text:list-item>
          <text:p text:style-name="P169">Accesso tramite nome utente e password</text:p>
        </text:list-item>
        <text:list-item>
          <text:p text:style-name="P169">Accesso tramite PIN</text:p>
        </text:list-item>
      </text:list>
      <text:p text:style-name="P74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3" draw:name="Immagine2" text:anchor-type="char" svg:x="3.062cm" svg:y="-1.519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76">L’interfaccia per il primo passo di accesso è minimale, essendo costituita dal logo dell’applicazione ed un form contenente due caselle di testo ed un bottone.</text:p>
      <text:p text:style-name="P76"/>
      <text:h text:style-name="P125" text:outline-level="3">Login – passo 2</text:h>
      <text:p text:style-name="P77"><draw:frame draw:style-name="fr3" draw:name="Immagine3" text:anchor-type="char" svg:x="2.695cm" svg:y="0.39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76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09" text:outline-level="2"><text:soft-page-break/>Visualizzazione<draw:frame draw:style-name="fr3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74"/>
      <text:p text:style-name="P74">Questa pagina rappresenta l’applicazione dopo il login ed è contraddistinta dai seguenti elementi:</text:p>
      <text:list text:style-name="L7">
        <text:list-item>
          <text:p text:style-name="P170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70"><text:span text:style-name="T2">Menù laterale</text:span>: contiene il logo della suite di prodotti aziendali (AdeSuite) ed un pulsante per eseguire il logout;</text:p>
        </text:list-item>
        <text:list-item>
          <text:p text:style-name="P170"><text:span text:style-name="T2">Barra laterale</text:span>: contiene una lista delle fasi di lavorazione attive per l’organizzazione di cui fa parte l’utente che ha fatto l’accesso all’applicazione <text:span text:style-name="T87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70"><text:span text:style-name="T4">Frame principale</text:span>:</text:p>
          <text:list>
            <text:list-item>
              <text:p text:style-name="P170"><text:span text:style-name="T28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70"><text:span text:style-name="T28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10" text:outline-level="2"/>
      <text:h text:style-name="P111" text:outline-level="2">Visualizzazione responsive</text:h>
      <text:p text:style-name="P78">Tra i requisiti obbligatori del prodotto vi è la responsività dell’applicazione, ovvero la capacità del software di poter essere utilizzabile da dispositivi aventi dimensioni e risoluzioni eterogenee.</text:p>
      <text:h text:style-name="P126" text:outline-level="3"/>
      <text:h text:style-name="P126" text:outline-level="3"/>
      <text:h text:style-name="P126" text:outline-level="3"><text:soft-page-break/>Visualizzazione tablet<draw:frame draw:style-name="fr4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79">La visualizzazione <text:span text:style-name="T89">per </text:span>tablet in modalità ritratto, quindi avente la dimensione più piccola sul lato superiore, prevede che la barra laterale venga portata superiormente rispetto alle sezioni “Attributi” e “Log”.</text:p>
      <text:p text:style-name="P79">Le fasi vengono visualizzate sempre in riquadri colorati ma il loro scorrimento diventa orizzontale.</text:p>
      <text:p text:style-name="P79">Le sezioni “Attributi” e “Log” rimangono nella posizione originale, potendo usufruire però di tutta la larghezza dello schermo.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126" text:outline-level="3">Visualizzazione tablet <text:s/>- 2<draw:frame draw:style-name="fr1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79">La visualizzazione <text:span text:style-name="T89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88">diventerebbero</text:span> le intestazioni delle righe <text:span text:style-name="T88">creando una tabella di sole due colonne come in figura.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127" text:outline-level="3">Visualizzazione smartphone</text:h>
      <text:p text:style-name="P80"><draw:frame draw:style-name="fr1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110" text:outline-level="2">Visualizzazione con tema chiaro</text:h>
      <text:p text:style-name="P84"><draw:frame draw:style-name="fr3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p text:style-name="P31"/>
      <text:p text:style-name="P31"/>
      <text:p text:style-name="P31"/>
      <text:h text:style-name="P101" text:outline-level="1"><text:soft-page-break/>Architettura</text:h>
      <text:h text:style-name="P112" text:outline-level="2">Login – passo 1</text:h>
      <text:p text:style-name="P33"/>
      <text:p text:style-name="P47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141">Percorso<text:span text:style-name="T7">: </text:span><text:span text:style-name="T32">/login/username</text:span></text:p>
        </text:list-item>
        <text:list-item>
          <text:p text:style-name="P171">Elementi</text:p>
          <text:list>
            <text:list-item>
              <text:p text:style-name="P177">Logo del prodotto;</text:p>
            </text:list-item>
            <text:list-item>
              <text:p text:style-name="P177">Riquadro che delimita l’area del form di inserimento dati;</text:p>
            </text:list-item>
            <text:list-item>
              <text:p text:style-name="P177">Casella di testo per inserire il nome utente;</text:p>
            </text:list-item>
            <text:list-item>
              <text:p text:style-name="P177">Casella di testo per inserire la password;</text:p>
              <text:list>
                <text:list-item>
                  <text:p text:style-name="P177">Pulsante per nascondere / mostrare la password;</text:p>
                </text:list-item>
              </text:list>
            </text:list-item>
            <text:list-item>
              <text:p text:style-name="P177">Pulsante per confermare i dati inseriti e avviare la procedura di autenticazione;</text:p>
            </text:list-item>
            <text:list-item>
              <text:p text:style-name="P177">Barra di notifica in caso di errori.</text:p>
            </text:list-item>
          </text:list>
        </text:list-item>
        <text:list-item>
          <text:p text:style-name="P171">Requisiti soddisfatti</text:p>
          <text:list>
            <text:list-item>
              <text:p text:style-name="P144">RF-1<text:span text:style-name="T7">: </text:span><text:span text:style-name="T16">l</text:span><text:span text:style-name="T7">’utente deve riuscire ad inserire i propri dati per effettuare il login;</text:span></text:p>
            </text:list-item>
            <text:list-item>
              <text:p text:style-name="P142">RF-1.1<text:span text:style-name="T7">: l’utente deve riuscire ad inserire la coppia “nome utente, password” per effettuare il login;</text:span></text:p>
            </text:list-item>
            <text:list-item>
              <text:p text:style-name="P142">RF-E1<text:span text:style-name="T7">: l’utente deve poter visualizzare un messaggio di errore in caso le credenziali inserite all’autenticazione siano errate;</text:span></text:p>
            </text:list-item>
            <text:list-item>
              <text:p text:style-name="P142">RF-E1.1<text:span text:style-name="T7">: l’utente deve poter visualizzare un errore in caso la coppia “nome utente, password” inserita all’autenticazione sia errata;</text:span></text:p>
            </text:list-item>
            <text:list-item>
              <text:p text:style-name="P147">RF-E2<text:span text:style-name="T7">: l’utente deve poter visualizzare un messaggio di errore in caso avvenga un errore lato server all’autenticazione.</text:span></text:p>
            </text:list-item>
          </text:list>
        </text:list-item>
      </text:list>
      <text:p text:style-name="P34"><text:span text:style-name="T7"/></text:p>
      <text:list text:continue-numbering="true" text:style-name="L8">
        <text:list-item>
          <text:p text:style-name="P149">Architettura</text:p>
        </text:list-item>
      </text:list>
      <text:p text:style-name="P35"><draw:frame draw:style-name="fr1" draw:name="Immagine8" text:anchor-type="char" svg:x="4.618cm" svg:y="-0.016cm" svg:width="7.812cm" svg:height="5.466cm" draw:z-index="7"><draw:image xlink:href="Pictures/1000000100000143000000E24CE85DD5C465AFB4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text:continue-numbering="true" text:style-name="L8">
        <text:list-item>
          <text:list>
            <text:list-item>
              <text:p text:style-name="P150">LoginUsernameComponent<text:span text:style-name="T7">: classe che definisce il comportamento della pagina del primo login utente (tramite nome utente e password).</text:span></text:p>
              <text:list>
                <text:list-item>
                  <text:p text:style-name="P150">Attributi:</text:p>
                  <text:list>
                    <text:list-item>
                      <text:p text:style-name="P135"><text:soft-page-break/><text:span text:style-name="T28">router:</text:span> servizio utile per eseguire dei reindirizzamenti su browser;</text:p>
                    </text:list-item>
                    <text:list-item>
                      <text:p text:style-name="P182">snackbar<text:span text:style-name="T38">: barra di visualizzazione di messaggi di stato (ad esempio, l’errore generato al fallimento del login);</text:span></text:p>
                    </text:list-item>
                    <text:list-item>
                      <text:p text:style-name="P186">authService<text:span text:style-name="T38">: servizio che gestisce l’autenticazione, si occupa di richiamare il server per ottenere il token di accesso;</text:span></text:p>
                    </text:list-item>
                    <text:list-item>
                      <text:p text:style-name="P186">formBuilder<text:span text:style-name="T38">: attributo per costruire il form di login;</text:span></text:p>
                    </text:list-item>
                    <text:list-item>
                      <text:p text:style-name="P186">loading<text:span text:style-name="T38">: attributo booleano che indica se la richiesta HTTP è ancora in attesa di risposta;</text:span></text:p>
                    </text:list-item>
                    <text:list-item>
                      <text:p text:style-name="P227"><text:span text:style-name="T35">hide</text:span><text:span text:style-name="T57">: attributo booleano </text:span>per cambiare l'icona che nasconde il contenuto del campo "password";</text:p>
                    </text:list-item>
                    <text:list-item>
                      <text:p text:style-name="P186">form<text:span text:style-name="T38">: attributo che consente di accedere ai valori inseriti dall’utente nel form di login;</text:span></text:p>
                    </text:list-item>
                    <text:list-item>
                      <text:p text:style-name="P189">translateService<text:span text:style-name="T38">: servizio per gestire le traduzioni;</text:span></text:p>
                    </text:list-item>
                    <text:list-item>
                      <text:p text:style-name="P189">authInfoService<text:span text:style-name="T38">: servizio di gestione delle informazioni di login.</text:span></text:p>
                    </text:list-item>
                  </text:list>
                </text:list-item>
                <text:list-item>
                  <text:p text:style-name="P172">Metodi</text:p>
                  <text:list>
                    <text:list-item>
                      <text:p text:style-name="P194">openSnackBar(message: string, type: string)<text:span text:style-name="T38">: metodo per gestire l’apertura della barra di stato;</text:span></text:p>
                    </text:list-item>
                    <text:list-item>
                      <text:p text:style-name="P194">login()<text:span text:style-name="T38">: metodo per eseguire il login </text:span><text:span text:style-name="T39">con nome utente e password</text:span><text:span text:style-name="T38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><text:span text:style-name="T38"/></text:p>
      <text:p text:style-name="P95"><text:span text:style-name="T38"/></text:p>
      <text:p text:style-name="P95"><text:span text:style-name="T38"/></text:p>
      <text:h text:style-name="P113" text:outline-level="2">Login – passo 2</text:h>
      <text:p text:style-name="P98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151">Percorso<text:span text:style-name="T7">: /login/pin</text:span></text:p>
        </text:list-item>
        <text:list-item>
          <text:p text:style-name="P151">Elementi<text:span text:style-name="T7">:</text:span></text:p>
          <text:list>
            <text:list-item>
              <text:p text:style-name="P178">Logo del prodotto;</text:p>
            </text:list-item>
            <text:list-item>
              <text:p text:style-name="P178">Riquadro che delimita l’area del form di inserimento dati;</text:p>
            </text:list-item>
            <text:list-item>
              <text:p text:style-name="P178">Casella di testo per <text:span text:style-name="T95">visualizzare il codice inserito</text:span></text:p>
              <text:list>
                <text:list-item>
                  <text:p text:style-name="P178">Pulsante per nascondere / mostrare <text:span text:style-name="T95">il codice</text:span>;</text:p>
                </text:list-item>
              </text:list>
            </text:list-item>
            <text:list-item>
              <text:p text:style-name="P181">Pulsanti per inserire il codice numerico;</text:p>
            </text:list-item>
            <text:list-item>
              <text:p text:style-name="P178">Pulsante per confermare i dati inseriti e avviare la procedura di autenticazione;</text:p>
            </text:list-item>
            <text:list-item>
              <text:p text:style-name="P178">Barra di notifica in caso di errori.</text:p>
            </text:list-item>
          </text:list>
        </text:list-item>
        <text:list-item>
          <text:p text:style-name="P173">Requisiti soddisfatti</text:p>
          <text:list>
            <text:list-item>
              <text:p text:style-name="P173">RF-1<text:span text:style-name="T7">: l’utente deve riuscire ad inserire i propri dati per effettuare il login;</text:span></text:p>
            </text:list-item>
            <text:list-item>
              <text:p text:style-name="P173">RF-1.2<text:span text:style-name="T7">: l’utente deve riuscire ad inserire il pin per effettuare il login;</text:span></text:p>
            </text:list-item>
            <text:list-item>
              <text:p text:style-name="P143">RF-E1<text:span text:style-name="T7">: l’utente deve poter visualizzare un messaggio di errore in caso le credenziali inserite all’autenticazione siano errate;</text:span></text:p>
            </text:list-item>
            <text:list-item>
              <text:p text:style-name="P173">RF-E1.2<text:span text:style-name="T7">: l’utente deve poter visualizzare un errore in caso il pin inserito all’autenticazione sia errato;</text:span></text:p>
            </text:list-item>
            <text:list-item>
              <text:p text:style-name="P148">RF-E2<text:span text:style-name="T7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152"><text:soft-page-break/>Architettura</text:p>
        </text:list-item>
      </text:list>
      <text:p text:style-name="P36"/>
      <text:p text:style-name="P36"><draw:frame draw:style-name="fr1" draw:name="Immagine9" text:anchor-type="char" svg:x="2.771cm" svg:y="0.03cm" svg:width="12.129cm" svg:height="6.054cm" draw:z-index="8"><draw:image xlink:href="Pictures/100000010000023D0000011E5DA422AA2937518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text:continue-numbering="true" text:style-name="L9">
        <text:list-item>
          <text:list>
            <text:list-item>
              <text:p text:style-name="P152">LoginPinComponent<text:span text:style-name="T7">: </text:span><text:span text:style-name="T17">classe che definisce il comportamento della pagina del </text:span><text:span text:style-name="T7">secondo</text:span><text:span text:style-name="T17"> login utente (tramite </text:span><text:span text:style-name="T7">pin</text:span><text:span text:style-name="T17">).</text:span></text:p>
              <text:list>
                <text:list-item>
                  <text:p text:style-name="P153"><text:span text:style-name="T94">A</text:span>ttributi</text:p>
                  <text:list>
                    <text:list-item>
                      <text:p text:style-name="P183">snackbar<text:span text:style-name="T38">: barra di visualizzazione di messaggi di stato (ad esempio, l’errore generato al fallimento del login);</text:span></text:p>
                    </text:list-item>
                    <text:list-item>
                      <text:p text:style-name="P279"><text:span text:style-name="T28">operatorsService</text:span>: <text:span text:style-name="T96">s</text:span>ervizio per ottenere gli operatori attivi;</text:p>
                    </text:list-item>
                    <text:list-item>
                      <text:p text:style-name="P275"><text:span text:style-name="T36">router:</text:span><text:span text:style-name="T17"> servizio utile per eseguire dei reindirizzamenti su browser;</text:span></text:p>
                    </text:list-item>
                    <text:list-item>
                      <text:p text:style-name="P187"><text:span text:style-name="T94">formBuilder</text:span><text:span text:style-name="T40">: attributo per costruire il form di login;</text:span></text:p>
                    </text:list-item>
                    <text:list-item>
                      <text:p text:style-name="P228"><text:span text:style-name="T28">hide</text:span><text:span text:style-name="T38">: attributo booleano </text:span><text:span text:style-name="T40">per cambiare l'icona che nasconde il contenuto del campo "</text:span><text:span text:style-name="T41">pin</text:span><text:span text:style-name="T40">";</text:span></text:p>
                    </text:list-item>
                    <text:list-item>
                      <text:p text:style-name="P187"><text:span text:style-name="T94">form</text:span><text:span text:style-name="T40">: attributo che consente di accedere ai valori inseriti dall’utente nel form di login;</text:span></text:p>
                    </text:list-item>
                    <text:list-item>
                      <text:p text:style-name="P187"><text:span text:style-name="T94">loading</text:span><text:span text:style-name="T40">: attributo booleano che indica se la richiesta HTTP è ancora in attesa di risposta;</text:span></text:p>
                    </text:list-item>
                    <text:list-item>
                      <text:p text:style-name="P190"><text:span text:style-name="T94">translateService</text:span><text:span text:style-name="T40">: servizio per gestire le traduzioni;</text:span></text:p>
                    </text:list-item>
                    <text:list-item>
                      <text:p text:style-name="P190"><text:span text:style-name="T94">authInfoService</text:span><text:span text:style-name="T40">: 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p text:style-name="P198"><text:span text:style-name="T40"/></text:p>
      <text:list text:continue-numbering="true" text:style-name="L9">
        <text:list-item>
          <text:list>
            <text:list-item>
              <text:list>
                <text:list-item>
                  <text:p text:style-name="P153">Metodi</text:p>
                  <text:list>
                    <text:list-item>
                      <text:p text:style-name="P195">openSnackBar(message: string, type: string)<text:span text:style-name="T38">: metodo per gestire l’apertura della barra di stato;</text:span></text:p>
                    </text:list-item>
                    <text:list-item>
                      <text:p text:style-name="P195">login()<text:span text:style-name="T38">: metodo per eseguire il login </text:span><text:span text:style-name="T42">tramite pin;</text:span></text:p>
                    </text:list-item>
                    <text:list-item>
                      <text:p text:style-name="P199">append(input: number)<text:span text:style-name="T38">: metodo per inserire un numero nella casella di input per il pin;</text:span></text:p>
                    </text:list-item>
                    <text:list-item>
                      <text:p text:style-name="P199">clear()<text:span text:style-name="T38">: metodo <text:s/>per rimuovere totalmente il pin dalla relativa casella di input;</text:span></text:p>
                    </text:list-item>
                    <text:list-item>
                      <text:p text:style-name="P199">removeLast()<text:span text:style-name="T38">: metodo per cancellare l’ultima cifra inserita nella casella di input per il pin;</text:span></text:p>
                    </text:list-item>
                    <text:list-item>
                      <text:p text:style-name="P276">prepareParams(token: string, fieldName: string, value: string, operator: string)<text:span text:style-name="T38">: </text:span><text:span text:style-name="T43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/><text:tab/><text:tab/><text:tab/></text:p>
      <text:p text:style-name="P32"/>
      <text:p text:style-name="P31"/>
      <text:h text:style-name="P114" text:outline-level="2"><text:soft-page-break/>Dashboard</text:h>
      <text:p text:style-name="P231">La schermata di dashboard racchiude le funzionalità fondamentali del prodotto: visualizzazione fasi, attributi e log di qualità.</text:p>
      <text:list text:style-name="L10">
        <text:list-item>
          <text:p text:style-name="P154">Percorso<text:span text:style-name="T7">: /dashboard</text:span></text:p>
        </text:list-item>
        <text:list-item>
          <text:p text:style-name="P155">Elementi<text:span text:style-name="T7">: </text:span></text:p>
          <text:list>
            <text:list-item>
              <text:p text:style-name="P155"><text:span text:style-name="T7">Barra laterale;</text:span></text:p>
            </text:list-item>
            <text:list-item>
              <text:p text:style-name="P155"><text:span text:style-name="T7">Barra di intestazione;</text:span></text:p>
            </text:list-item>
            <text:list-item>
              <text:p text:style-name="P155"><text:span text:style-name="T7">Widget di visualizzazione <text:s/>delle fasi di qualità;</text:span></text:p>
            </text:list-item>
            <text:list-item>
              <text:p text:style-name="P155"><text:span text:style-name="T7">Widget di visualizzazione dei log di qualità;</text:span></text:p>
            </text:list-item>
            <text:list-item>
              <text:p text:style-name="P155"><text:span text:style-name="T7">Widget di inserimento / modifica dei log di qualità;</text:span></text:p>
            </text:list-item>
            <text:list-item>
              <text:p text:style-name="P179"><text:span text:style-name="T7">Barra di notifica in caso di errori.</text:span></text:p>
            </text:list-item>
          </text:list>
        </text:list-item>
        <text:list-item>
          <text:p text:style-name="P156"><text:span text:style-name="T38">Architettura</text:span></text:p>
        </text:list-item>
      </text:list>
      <text:p text:style-name="P158"><draw:frame draw:style-name="fr2" draw:name="Immagine10" text:anchor-type="char" svg:width="20.001cm" svg:height="10.262cm" draw:z-index="9"><draw:image xlink:href="Pictures/10000001000005D1000002FCFC5AAF3A03BC77C6.png" xlink:type="simple" xlink:show="embed" xlink:actuate="onLoad" draw:mime-type="image/png"/></draw:frame><text:span text:style-name="T38"/></text:p>
      <text:list text:continue-numbering="true" text:style-name="L10">
        <text:list-item>
          <text:list>
            <text:list-item>
              <text:p text:style-name="P157"><text:span text:style-name="T38">DashboardComponent</text:span><text:span text:style-name="T52">: component che definisce la logica della visualizzazione principale</text:span></text:p>
              <text:list>
                <text:list-item>
                  <text:p text:style-name="P157"><text:span text:style-name="T38">Attributi</text:span></text:p>
                  <text:list>
                    <text:list-item>
                      <text:p text:style-name="P281"><text:span text:style-name="T30">router:</text:span><text:span text:style-name="T40"> servizio utile per eseguire dei reindirizzamenti su browser;</text:span></text:p>
                    </text:list-item>
                    <text:list-item>
                      <text:p text:style-name="P281"><text:span text:style-name="T31">queryListener</text:span><text:span text:style-name="T44">: callback che </text:span>consente di <text:span text:style-name="T97">impostare lo stile del widget </text:span>delle fasi, <text:span text:style-name="T97">in modo da gestire la visualizzazione su schermi di dimensioni ridotte;</text:span></text:p>
                    </text:list-item>
                    <text:list-item>
                      <text:p text:style-name="P277">insideFrame<text:span text:style-name="T38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277"><text:soft-page-break/>mobileQuery<text:span text:style-name="T38">: query che stabilisce il limite oltre il quale si deve adattare l’interfaccia per dispositivi mobili;</text:span></text:p>
                    </text:list-item>
                    <text:list-item>
                      <text:p text:style-name="P277">tabletQuery<text:span text:style-name="T38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277">route<text:span text:style-name="T38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277">iframeInitService<text:span text:style-name="T38">: servizio di inizializzazione dei servizi minimi per far eseguire l’applicazione in un &lt;iframe&gt;;</text:span></text:p>
                    </text:list-item>
                    <text:list-item>
                      <text:p text:style-name="P280"><text:span text:style-name="T28">authInfoService</text:span><text:span text:style-name="T38">: </text:span><text:span text:style-name="T58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><text:span text:style-name="T38"/></text:p>
      <text:h text:style-name="P116" text:outline-level="2">Modificatore dei log</text:h>
      <text:p text:style-name="P136">Il widget di modifica dei log consente di inserire ed aggiornare i log di qualità <text:span text:style-name="T98">relativi alla fase di produzione attiva.</text:span></text:p>
      <text:list text:style-name="L11">
        <text:list-item>
          <text:p text:style-name="P159">Elementi</text:p>
          <text:list>
            <text:list-item>
              <text:p text:style-name="P159"><text:span text:style-name="T7">Tabella per inserire / aggiornare i dati dei log di qualità: questa tabella non ha una struttura fissa in quanto le sue colonne sono gli attributi della fase attiva (che può cambiare durante l’esecuzione dell’applicativo);</text:span></text:p>
            </text:list-item>
            <text:list-item>
              <text:p text:style-name="P159"><text:span text:style-name="T7">Pulsante di conferma dei dati inseriti;</text:span></text:p>
            </text:list-item>
            <text:list-item>
              <text:p text:style-name="P159"><text:span text:style-name="T7">Helper associato al pulsante quando esso è disattivato (quando non tutti gli attributi sono stati valorizzati);</text:span></text:p>
            </text:list-item>
            <text:list-item>
              <text:p text:style-name="P180">Barra di notifica in caso di errori.</text:p>
            </text:list-item>
          </text:list>
        </text:list-item>
        <text:list-item>
          <text:p text:style-name="P174">Requisiti soddisfatti</text:p>
          <text:list>
            <text:list-item>
              <text:p text:style-name="P175">RF-4<text:span text:style-name="T7">: l’utente deve poter visualizzare gli attributi della fase di produzione selezionata;</text:span></text:p>
            </text:list-item>
            <text:list-item>
              <text:p text:style-name="P176">RF-5<text:span text:style-name="T7">: </text:span><text:span text:style-name="T20">l’utente deve poter assegnare un valore agli attributi della fase di produzione selezionata;</text:span></text:p>
            </text:list-item>
            <text:list-item>
              <text:p text:style-name="P160"><text:span text:style-name="T38">RF-5.1</text:span><text:span text:style-name="T52">: </text:span><text:span text:style-name="T59">l’utente deve poter visualizzare un messaggio positivo in caso l’assegnazione di valori agli attributi avvenga correttamente;</text:span></text:p>
            </text:list-item>
            <text:list-item>
              <text:p text:style-name="P160"><text:span text:style-name="T38">RF-8</text:span><text:span text:style-name="T52">: </text:span><text:span text:style-name="T59">l’utente deve poter </text:span><text:span text:style-name="T60">modificare i log di controllo qualità relativi alla fase selezionata;</text:span></text:p>
            </text:list-item>
            <text:list-item>
              <text:p text:style-name="P229"><text:span text:style-name="T2">RF-</text:span><text:span text:style-name="T5">E4</text:span><text:span text:style-name="T18">: </text:span><text:span text:style-name="T59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230"><text:span text:style-name="T2">RF-</text:span><text:span text:style-name="T5">E5</text:span><text:span text:style-name="T18">: </text:span><text:span text:style-name="T59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145">RF-<text:span text:style-name="T99">E</text:span><text:span text:style-name="T100">8</text:span><text:span text:style-name="T19">: </text:span><text:span text:style-name="T59">l’utente deve poter visualizzare un messaggio di errore in caso vi sia un errore lato backend all’a</text:span><text:span text:style-name="T61">ggiornamento</text:span><text:span text:style-name="T59"> de</text:span><text:span text:style-name="T61">i log di controllo qualità</text:span><text:span text:style-name="T59"> della fase di lavorazione selezionata.</text:span></text:p>
            </text:list-item>
          </text:list>
        </text:list-item>
      </text:list>
      <text:p text:style-name="P146"><text:span text:style-name="T59"/></text:p>
      <text:p text:style-name="P146"><text:span text:style-name="T59"/></text:p>
      <text:p text:style-name="P146"><text:span text:style-name="T59"/></text:p>
      <text:p text:style-name="P146"><text:span text:style-name="T59"/></text:p>
      <text:p text:style-name="P146"><text:span text:style-name="T59"/></text:p>
      <text:p text:style-name="P146"><text:span text:style-name="T59"/></text:p>
      <text:list text:continue-numbering="true" text:style-name="L11">
        <text:list-item>
          <text:p text:style-name="P161"><text:soft-page-break/><text:span text:style-name="T45">A</text:span><text:span text:style-name="T38">rchitettura</text:span></text:p>
        </text:list-item>
      </text:list>
      <text:p text:style-name="P162"><draw:frame draw:style-name="fr1" draw:name="Immagine11" text:anchor-type="char" svg:x="3.717cm" svg:y="0.328cm" svg:width="10.88cm" svg:height="9.483cm" draw:z-index="10"><draw:image xlink:href="Pictures/1000000100000202000001C0562385A545DD03C2.png" xlink:type="simple" xlink:show="embed" xlink:actuate="onLoad" draw:mime-type="image/png"/></draw:frame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p text:style-name="P162"><text:span text:style-name="T38"/></text:p>
      <text:list text:continue-numbering="true" text:style-name="L11">
        <text:list-item>
          <text:list>
            <text:list-item>
              <text:p text:style-name="P161"><text:span text:style-name="T38">LogModifierComponent</text:span></text:p>
              <text:p text:style-name="P161"><text:span text:style-name="T38"/></text:p>
              <text:list>
                <text:list-item>
                  <text:p text:style-name="P161"><text:span text:style-name="T38">Attributi</text:span></text:p>
                  <text:list>
                    <text:list-item>
                      <text:p text:style-name="P200">activeAttributes<text:span text:style-name="T38">: attributi di qualità per la fase attiva;</text:span></text:p>
                    </text:list-item>
                    <text:list-item>
                      <text:p text:style-name="P200">activeAttributesService<text:span text:style-name="T38">: servizio per l’ottenimento automatico (tramite flussi di dati asincroni) degli attributi di qualità per la fase attiva;</text:span></text:p>
                    </text:list-item>
                    <text:list-item>
                      <text:p text:style-name="P137"><text:span text:style-name="T28">displayedColumns</text:span><text:span text:style-name="T38">: nomi degli attributi, sono le intestazioni delle colonne della tabella;</text:span></text:p>
                    </text:list-item>
                    <text:list-item>
                      <text:p text:style-name="P184">snackbar<text:span text:style-name="T38">: barra di visualizzazione di messaggi di stato (ad esempio, l’errore generato al fallimento del login);</text:span></text:p>
                    </text:list-item>
                    <text:list-item>
                      <text:p text:style-name="P188"><text:span text:style-name="T38">form: attributo che consente di accedere ai valori inseriti dall’utente nel form di login;</text:span></text:p>
                    </text:list-item>
                    <text:list-item>
                      <text:p text:style-name="P188">authService<text:span text:style-name="T38">: servizio che gestisce l’autenticazione, si occupa di richiamare il server per ottenere il token di accesso;</text:span></text:p>
                    </text:list-item>
                    <text:list-item>
                      <text:p text:style-name="P220">addLog<text:span text:style-name="T38">: attributo booleano che indica se il form da visualizzare è per aggiungere o modificare un log di qualità;</text:span></text:p>
                    </text:list-item>
                    <text:list-item>
                      <text:p text:style-name="P220">dialog<text:span text:style-name="T38">: dialog di conferma dei dati inseriti;</text:span></text:p>
                    </text:list-item>
                    <text:list-item>
                      <text:p text:style-name="P191">translateService<text:span text:style-name="T38">: servizio per gestire le traduzioni;</text:span></text:p>
                    </text:list-item>
                    <text:list-item>
                      <text:p text:style-name="P191"><text:span text:style-name="T38">authInfoService: 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><text:span text:style-name="T38"/></text:p>
      <text:list text:continue-numbering="true" text:style-name="L11">
        <text:list-item>
          <text:list>
            <text:list-item>
              <text:list>
                <text:list-item>
                  <text:p text:style-name="P163">Metodi</text:p>
                  <text:list>
                    <text:list-item>
                      <text:p text:style-name="P201">add()<text:span text:style-name="T38">: metodo per aggiungere un log di qualità per la fase attiva;</text:span></text:p>
                    </text:list-item>
                    <text:list-item>
                      <text:p text:style-name="P201">update()<text:span text:style-name="T38">: metodo per modificare un log di qualità per la fase attiva;</text:span></text:p>
                    </text:list-item>
                    <text:list-item>
                      <text:p text:style-name="P196">openSnackBar(message: string, type: string)<text:span text:style-name="T38">: metodo per gestire l’apertura della barra di stato;</text:span></text:p>
                    </text:list-item>
                    <text:list-item>
                      <text:p text:style-name="P202">initializeForm()<text:span text:style-name="T38">: metodo per inizializzare il form di inserimento / aggiornamento di un log per la fase attiva;</text:span></text:p>
                    </text:list-item>
                    <text:list-item>
                      <text:p text:style-name="P202"><text:soft-page-break/>addDialog()<text:span text:style-name="T38">: metodo per aprire il dialog di conferma per aggiungere un nuovo log di qualità </text:span><text:span text:style-name="T46">per la fase attiva</text:span><text:span text:style-name="T38">;</text:span></text:p>
                    </text:list-item>
                    <text:list-item>
                      <text:p text:style-name="P203">updateDialog()<text:span text:style-name="T38">: metodo per aprire il dialog di conferma per modificare un log di qualità </text:span><text:span text:style-name="T46">per la fase attiva</text:span><text:span text:style-name="T38">;</text:span></text:p>
                    </text:list-item>
                    <text:list-item>
                      <text:p text:style-name="P204">clearDialog()<text:span text:style-name="T38">: metodo per riportare il dialog di inserimento / modifica di un log di qualità allo stato ini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><text:span text:style-name="T38"/></text:p>
      <text:list text:continue-numbering="true" text:style-name="L11">
        <text:list-item>
          <text:list>
            <text:list-item>
              <text:p text:style-name="P216"><text:span text:style-name="T38">ConfirmDataDialog</text:span></text:p>
              <text:p text:style-name="P216"><text:span text:style-name="T38"/></text:p>
              <text:list>
                <text:list-item>
                  <text:p text:style-name="P216"><text:span text:style-name="T38">Attributi</text:span></text:p>
                  <text:list>
                    <text:list-item>
                      <text:p text:style-name="P206">fromPage<text:span text:style-name="T38">: indica il testo da inserire nel dialog di conferma dei dati (per inserimento / modifica log di qualità);</text:span></text:p>
                    </text:list-item>
                    <text:list-item>
                      <text:p text:style-name="P206">dialogRef<text:span text:style-name="T38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><text:span text:style-name="T38"/></text:p>
      <text:list text:continue-numbering="true" text:style-name="L11">
        <text:list-item>
          <text:list>
            <text:list-item>
              <text:list>
                <text:list-item>
                  <text:p text:style-name="P216"><text:span text:style-name="T38">Metodi</text:span></text:p>
                  <text:list>
                    <text:list-item>
                      <text:p text:style-name="P282"><text:span text:style-name="T28">confirm()</text:span><text:span text:style-name="T38">: metodo per confermare che i dati inseriti (e visualizzati nel dialog</text:span><text:span text:style-name="T47">) sono corretti;</text:span></text:p>
                    </text:list-item>
                    <text:list-item>
                      <text:p text:style-name="P283">cancel()<text:span text:style-name="T38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16" text:outline-level="2">Visualizzatore dei log</text:h>
      <text:p text:style-name="P234">// <text:span text:style-name="T101">attendere, deve essere finito con le ultime API</text:span></text:p>
      <text:p text:style-name="P234"/>
      <text:h text:style-name="P116" text:outline-level="2">Visualizzatore delle fasi</text:h>
      <text:p text:style-name="P233">Il widget di visualizzazione e selezione delle fasi di lavorazione.</text:p>
      <text:list text:style-name="L12">
        <text:list-item>
          <text:p text:style-name="P164">Elementi</text:p>
          <text:list>
            <text:list-item>
              <text:p text:style-name="P164"><text:span text:style-name="T7">Carte contenenti le fasi: sono dei riquadri colorati contenenti una breve descrizione delle singole fasi di lavorazione;</text:span></text:p>
            </text:list-item>
            <text:list-item>
              <text:p text:style-name="P286">Widget di scorrimento delle fasi: è un widget invisibile (la barra di scorrimento è stata nascosta<text:span text:style-name="T101">) che consente di scorrere verticalmente tutta la lista di fasi.</text:span></text:p>
            </text:list-item>
          </text:list>
        </text:list-item>
        <text:list-item>
          <text:p text:style-name="P287">Requisiti soddisfatti</text:p>
          <text:list>
            <text:list-item>
              <text:p text:style-name="P287">RF-2<text:span text:style-name="T7">: l’utente deve poter visualizzare le fasi di produzione della propria filiera;</text:span></text:p>
            </text:list-item>
            <text:list-item>
              <text:p text:style-name="P287">RF-3<text:span text:style-name="T7">: l’utente deve poter filtrare le fasi di produzione della propria filiera;</text:span></text:p>
            </text:list-item>
            <text:list-item>
              <text:p text:style-name="P287">RF-3.1<text:span text:style-name="T7">: l’utente deve poter filtrare le fasi di produzione della propria filiera in base al codice dell’ordine;</text:span></text:p>
            </text:list-item>
            <text:list-item>
              <text:p text:style-name="P287">RF-3.2<text:span text:style-name="T7">: l’utente deve poter filtrare le fasi di produzione della propria filiera in base al nome del cliente;</text:span></text:p>
            </text:list-item>
            <text:list-item>
              <text:p text:style-name="P288">RF-E3<text:span text:style-name="T7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289"><text:span text:style-name="T7"/></text:p>
      <text:list text:continue-numbering="true" text:style-name="L12">
        <text:list-item>
          <text:p text:style-name="P288"><text:soft-page-break/>Architettura</text:p>
        </text:list-item>
      </text:list>
      <text:p text:style-name="P289"><draw:frame draw:style-name="fr1" draw:name="Immagine12" text:anchor-type="char" svg:x="3.851cm" svg:y="-0.048cm" svg:width="8.908cm" svg:height="6.232cm" draw:z-index="11"><draw:image xlink:href="Pictures/1000000100000143000000E2D703AC5C88E1A6CC.png" xlink:type="simple" xlink:show="embed" xlink:actuate="onLoad" draw:mime-type="image/png"/></draw:frame></text:p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list text:continue-numbering="true" text:style-name="L12">
        <text:list-item>
          <text:list>
            <text:list-item>
              <text:p text:style-name="P290">PhasesComponent</text:p>
              <text:list>
                <text:list-item>
                  <text:p text:style-name="P290">Attributi</text:p>
                  <text:list>
                    <text:list-item>
                      <text:p text:style-name="P285">activePhaseService<text:span text:style-name="T38">: </text:span><text:span text:style-name="T48">servizio per l’ottenimento automatico (tramite flussi di dati asincroni) de</text:span><text:span text:style-name="T38">l</text:span><text:span text:style-name="T48">la fase attiva;</text:span></text:p>
                    </text:list-item>
                    <text:list-item>
                      <text:p text:style-name="P285">phases<text:span text:style-name="T38">: fasi ottenute per l’operatore autenticato, aventi le seguenti caratteristiche:</text:span></text:p>
                      <text:list>
                        <text:list-item>
                          <text:p text:style-name="P285"><text:span text:style-name="T38">“start_plan”: maggiore rispetto a 30 giorni prima della data attuale;</text:span></text:p>
                        </text:list-item>
                        <text:list-item>
                          <text:p text:style-name="P285"><text:span text:style-name="T38">“end_plan”: minore rispetto a 30 giorni dopo la data attuale;</text:span></text:p>
                        </text:list-item>
                        <text:list-item>
                          <text:p text:style-name="P285"><text:span text:style-name="T38">“status_value”: valore di stato della fase, può essere “I” o “L”;</text:span></text:p>
                        </text:list-item>
                      </text:list>
                    </text:list-item>
                    <text:list-item>
                      <text:p text:style-name="P185">snackbar<text:span text:style-name="T38">: barra di visualizzazione di messaggi di stato (ad esempio, l’errore generato al fallimento del login);</text:span></text:p>
                    </text:list-item>
                    <text:list-item>
                      <text:p text:style-name="P210">qualityPhaseService<text:span text:style-name="T38">: servizio per l’ottenimento delle fasi di lavorazione;</text:span></text:p>
                    </text:list-item>
                    <text:list-item>
                      <text:p text:style-name="P210">loading<text:span text:style-name="T38">: </text:span><text:span text:style-name="T40">attributo booleano che indica se la richiesta HTTP è ancora in attesa di risposta;</text:span></text:p>
                    </text:list-item>
                    <text:list-item>
                      <text:p text:style-name="P193">translateService<text:span text:style-name="T38">: servizio per gestire le traduzioni;</text:span></text:p>
                    </text:list-item>
                    <text:list-item>
                      <text:p text:style-name="P193"><text:span text:style-name="T40">authInfoService: servizio di gestione delle informazioni di login;</text:span></text:p>
                    </text:list-item>
                    <text:list-item>
                      <text:p text:style-name="P210">logoutService<text:span text:style-name="T38">: servizio di gestione del logout.</text:span></text:p>
                      <text:p text:style-name="P210"><text:span text:style-name="T38"/></text:p>
                    </text:list-item>
                  </text:list>
                </text:list-item>
                <text:list-item>
                  <text:p text:style-name="P290">Metodi</text:p>
                  <text:list>
                    <text:list-item>
                      <text:p text:style-name="P278">setActivePhase(phase: QualityphaseModel)<text:span text:style-name="T38">: </text:span><text:span text:style-name="T49">metodo per impostare la fase attiva;</text:span></text:p>
                    </text:list-item>
                    <text:list-item>
                      <text:p text:style-name="P197">openSnackBar(message: string, type: string)<text:span text:style-name="T38">: metodo per gestire l’apertura della barra di stato;</text:span></text:p>
                    </text:list-item>
                    <text:list-item>
                      <text:p text:style-name="P211">select(id: string)<text:span text:style-name="T38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16" text:outline-level="2">Barra laterale</text:h>
      <text:p text:style-name="P235">La barra laterale della visualizzazione principale, consente di eseguire i due tipi di logout.</text:p>
      <text:p text:style-name="P235"/>
      <text:p text:style-name="P235"/>
      <text:list text:style-name="L13">
        <text:list-item>
          <text:p text:style-name="P165"><text:soft-page-break/>Elementi</text:p>
          <text:list>
            <text:list-item>
              <text:p text:style-name="P165"><text:span text:style-name="T7">Logo dei prodotti aziendali;</text:span></text:p>
            </text:list-item>
            <text:list-item>
              <text:p text:style-name="P295">Bottone per il logout parziale (logout relativo all’operatore<text:span text:style-name="T102">): </text:span><text:span text:style-name="T103">si ritorna alla pagina di login con la stringa alfanumerica contenente il pin</text:span><text:span text:style-name="T102">;</text:span></text:p>
            </text:list-item>
            <text:list-item>
              <text:p text:style-name="P297">Bottone per il logout totale: <text:span text:style-name="T103">si ritorna alla pagina di login con la coppia di stringhe “nome utente, password”</text:span>.</text:p>
              <text:p text:style-name="P297"/>
            </text:list-item>
          </text:list>
        </text:list-item>
        <text:list-item>
          <text:p text:style-name="P291">Requisiti soddisfatti</text:p>
          <text:list>
            <text:list-item>
              <text:p text:style-name="P291">RF-6<text:span text:style-name="T7">: l’utente deve potersi disconnettere, uscendo dalla propria area riservata;</text:span></text:p>
            </text:list-item>
            <text:list-item>
              <text:p text:style-name="P291">RF-6.1<text:span text:style-name="T7">: l’</text:span><text:span text:style-name="T21">utente deve potersi disconnettere relativamente all’operatore a cui ha eseguito l’autenticazione;</text:span></text:p>
            </text:list-item>
            <text:list-item>
              <text:p text:style-name="P291">RF-6.2<text:span text:style-name="T7">: </text:span><text:span text:style-name="T21">utente deve potersi disconnettere da ogni accesso eseguito: operatore e azienda;</text:span></text:p>
            </text:list-item>
            <text:list-item>
              <text:p text:style-name="P291">RF-E6<text:span text:style-name="T7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292">Architettura</text:p>
        </text:list-item>
      </text:list>
      <text:p text:style-name="P293"><draw:frame draw:style-name="fr1" draw:name="Immagine13" text:anchor-type="char" svg:x="3.752cm" svg:y="0.298cm" svg:width="8.336cm" svg:height="6.909cm" draw:z-index="12"><draw:image xlink:href="Pictures/1000000100000153000001195F0A798FF2207B7C.png" xlink:type="simple" xlink:show="embed" xlink:actuate="onLoad" draw:mime-type="image/png"/></draw:frame><text:span text:style-name="T7"/></text:p>
      <text:p text:style-name="P293"><text:span text:style-name="T7"/></text:p>
      <text:p text:style-name="P293"><text:span text:style-name="T7"/></text:p>
      <text:p text:style-name="P293"><text:span text:style-name="T7"/></text:p>
      <text:p text:style-name="P293"><text:span text:style-name="T7"/></text:p>
      <text:p text:style-name="P293"><text:span text:style-name="T7"/></text:p>
      <text:p text:style-name="P293"><text:span text:style-name="T7"/></text:p>
      <text:p text:style-name="P293"><text:span text:style-name="T7"/></text:p>
      <text:p text:style-name="P293"><text:span text:style-name="T7"/></text:p>
      <text:p text:style-name="P293"><text:span text:style-name="T7"/></text:p>
      <text:list text:continue-numbering="true" text:style-name="L13">
        <text:list-item>
          <text:list>
            <text:list-item>
              <text:p text:style-name="P292">SidenavComponent</text:p>
              <text:list>
                <text:list-item>
                  <text:p text:style-name="P294">Attributi</text:p>
                  <text:list>
                    <text:list-item>
                      <text:p text:style-name="P221"><text:span text:style-name="T7">dialog</text:span><text:span text:style-name="T52">: dialog di conferma dei dati inseriti;</text:span></text:p>
                    </text:list-item>
                    <text:list-item>
                      <text:p text:style-name="P222"><text:span text:style-name="T7">logoutService</text:span><text:span text:style-name="T52">: </text:span><text:span text:style-name="T62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><text:span text:style-name="T62"/></text:p>
      <text:list text:continue-numbering="true" text:style-name="L13">
        <text:list-item>
          <text:list>
            <text:list-item>
              <text:list>
                <text:list-item>
                  <text:p text:style-name="P218"><text:span text:style-name="T50">M</text:span><text:span text:style-name="T38">etodi</text:span></text:p>
                  <text:list>
                    <text:list-item>
                      <text:p text:style-name="P212">openLogoutDialog()<text:span text:style-name="T38">: metodo per l’apertura del dialog di logout generale;</text:span></text:p>
                    </text:list-item>
                    <text:list-item>
                      <text:p text:style-name="P212">openLogoutUserDialog()<text:span text:style-name="T38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><text:span text:style-name="T38"/></text:p>
      <text:list text:continue-numbering="true" text:style-name="L13">
        <text:list-item>
          <text:list>
            <text:list-item>
              <text:p text:style-name="P219"><text:span text:style-name="T38">LogoutDialog</text:span></text:p>
              <text:list>
                <text:list-item>
                  <text:p text:style-name="P217"><text:span text:style-name="T38">Attributi</text:span></text:p>
                  <text:list>
                    <text:list-item>
                      <text:p text:style-name="P208"><text:soft-page-break/>fromPage<text:span text:style-name="T38">: indica il testo da inserire nel dialog di conferma </text:span><text:span text:style-name="T51">del logout</text:span></text:p>
                    </text:list-item>
                    <text:list-item>
                      <text:p text:style-name="P208">dialogRef<text:span text:style-name="T38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><text:span text:style-name="T38"/></text:p>
      <text:list text:continue-numbering="true" text:style-name="L13">
        <text:list-item>
          <text:list>
            <text:list-item>
              <text:list>
                <text:list-item>
                  <text:p text:style-name="P217"><text:span text:style-name="T38">Metodi</text:span></text:p>
                  <text:list>
                    <text:list-item>
                      <text:p text:style-name="P296"><text:span text:style-name="T28">confirm()</text:span><text:span text:style-name="T38">: metodo per confermare </text:span><text:span text:style-name="T51">la volontà di eseguire il logout</text:span></text:p>
                    </text:list-item>
                    <text:list-item>
                      <text:p text:style-name="P284"><text:span text:style-name="T38">cancel(): metodo per indicare di uscire dal dialog senza </text:span><text:span text:style-name="T51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17" text:outline-level="2">Barra di intestazione</text:h>
      <text:p text:style-name="P236">La barra di intestazione della visualizzazione principale, gestisce le traduzioni, il cambio di tema e l’apertura del widget laterale che contiene le fasi.</text:p>
      <text:list text:style-name="L14">
        <text:list-item>
          <text:p text:style-name="P166">Elementi</text:p>
          <text:list>
            <text:list-item>
              <text:p text:style-name="P138">Bottone di apertura / chiusura del widget contenente le fasi produttive;</text:p>
            </text:list-item>
            <text:list-item>
              <text:p text:style-name="P138">Indicazione del mese, anno e settimana della data corrente;</text:p>
            </text:list-item>
            <text:list-item>
              <text:p text:style-name="P138">Widget di toggle del tema grafico;</text:p>
            </text:list-item>
            <text:list-item>
              <text:p text:style-name="P138">Bottone e menù per il cambio di linguaggio di traduzione;</text:p>
            </text:list-item>
            <text:list-item>
              <text:p text:style-name="P138">Nome dell’operatore autenticato;</text:p>
            </text:list-item>
            <text:list-item>
              <text:p text:style-name="P138">Logo aziendale.</text:p>
            </text:list-item>
          </text:list>
        </text:list-item>
        <text:list-item>
          <text:p text:style-name="P167">Architettura</text:p>
        </text:list-item>
      </text:list>
      <text:p text:style-name="P168"><draw:frame draw:style-name="fr1" draw:name="Immagine14" text:anchor-type="char" svg:x="4.337cm" svg:y="-0.259cm" svg:width="8.327cm" svg:height="11.229cm" draw:z-index="13"><draw:image xlink:href="Pictures/1000000100000161000001DC573BF2DF3A02F49F.png" xlink:type="simple" xlink:show="embed" xlink:actuate="onLoad" draw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list text:continue-numbering="true" text:style-name="L14">
        <text:list-item>
          <text:list>
            <text:list-item>
              <text:p text:style-name="P167"><text:soft-page-break/>ToolbarComponent</text:p>
              <text:list>
                <text:list-item>
                  <text:p text:style-name="P167">Attributi</text:p>
                  <text:list>
                    <text:list-item>
                      <text:p text:style-name="P214">today<text:span text:style-name="T38">: data odierna;</text:span></text:p>
                    </text:list-item>
                    <text:list-item>
                      <text:p text:style-name="P214">user<text:span text:style-name="T38">: nome dell’operatore;</text:span></text:p>
                    </text:list-item>
                    <text:list-item>
                      <text:p text:style-name="P214">languages<text:span text:style-name="T38">: linguaggi disponibili;</text:span></text:p>
                    </text:list-item>
                    <text:list-item>
                      <text:p text:style-name="P214">activeLanguage<text:span text:style-name="T38">: linguaggio attivo;</text:span></text:p>
                    </text:list-item>
                    <text:list-item>
                      <text:p text:style-name="P214">isDark<text:span text:style-name="T38">: attributo booleano che indica se c’è il tema scuro attivo;</text:span></text:p>
                    </text:list-item>
                    <text:list-item>
                      <text:p text:style-name="P237"><text:span text:style-name="T37">strictLang</text:span><text:span text:style-name="T63">: linguaggi disponibili, in codice </text:span>ISO<text:bookmark text:name="firstHeading"/> 639-1<text:span text:style-name="T63">;</text:span></text:p>
                    </text:list-item>
                    <text:list-item>
                      <text:p text:style-name="P224"><text:span text:style-name="T7">queryListener</text:span><text:span text:style-name="T52">: </text:span><text:span text:style-name="T64">callback che </text:span><text:span text:style-name="T52">consente di </text:span><text:span text:style-name="T64">impostare lo stile del widget </text:span><text:span text:style-name="T52">stesso </text:span><text:span text:style-name="T64">in modo da gestire la visualizzazione su schermi di dimensioni ridotte;</text:span></text:p>
                    </text:list-item>
                    <text:list-item>
                      <text:p text:style-name="P224"><text:span text:style-name="T7">mobileQuery</text:span><text:span text:style-name="T52">: </text:span><text:span text:style-name="T64">query che stabilisce il limite oltre il quale si deve adattare l’interfaccia per dispositivi mobili;</text:span></text:p>
                    </text:list-item>
                    <text:list-item>
                      <text:p text:style-name="P224"><text:span text:style-name="T22">d</text:span><text:span text:style-name="T7">ialog</text:span><text:span text:style-name="T52">: </text:span><text:span text:style-name="T65">dialog di </text:span><text:span text:style-name="T52">logout;</text:span></text:p>
                    </text:list-item>
                    <text:list-item>
                      <text:p text:style-name="P225"><text:span text:style-name="T7">languageService</text:span><text:span text:style-name="T52">: servizio di gestione delle traduzioni supportate;</text:span></text:p>
                    </text:list-item>
                    <text:list-item>
                      <text:p text:style-name="P225"><text:span text:style-name="T7">themeService</text:span><text:span text:style-name="T52">: servizio di gestione del tema di interfaccia attivo;</text:span></text:p>
                    </text:list-item>
                    <text:list-item>
                      <text:p text:style-name="P225"><text:span text:style-name="T7">logoutService</text:span><text:span text:style-name="T52">: servizio di gestione del logout;</text:span></text:p>
                    </text:list-item>
                    <text:list-item>
                      <text:p text:style-name="P225"><text:span text:style-name="T7">authInfoService</text:span><text:span text:style-name="T52">: </text:span><text:span text:style-name="T66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><text:span text:style-name="T66"/></text:p>
      <text:list text:continue-numbering="true" text:style-name="L14">
        <text:list-item>
          <text:list>
            <text:list-item>
              <text:list>
                <text:list-item>
                  <text:p text:style-name="P167">Metodi</text:p>
                  <text:list>
                    <text:list-item>
                      <text:p text:style-name="P215">toggleTheme({checked}: MatSlideToggleChange})<text:span text:style-name="T38">: metodo per cambiare il tema grafico dell’applicazione</text:span></text:p>
                    </text:list-item>
                    <text:list-item>
                      <text:p text:style-name="P215">changeActiveLanguage(language: string)<text:span text:style-name="T38">: metodo per cambiare il linguaggio in cui il sito è tradotto;</text:span></text:p>
                    </text:list-item>
                    <text:list-item>
                      <text:p text:style-name="P215">openLogoutDialog()<text:span text:style-name="T38">: metodo per aprire il dialog di logout generale;</text:span></text:p>
                    </text:list-item>
                    <text:list-item>
                      <text:p text:style-name="P215">openLogoutUserDialog()<text:span text:style-name="T38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ext:soft-page-break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85">Header → <text:span text:style-name="T91">Mat-Toolbar -------V--------</text:span></text:p>
          </table:table-cell>
          <table:table-cell table:style-name="Tabella11.B2" office:value-type="string">
            <text:p text:style-name="P82">232F4E</text:p>
          </table:table-cell>
          <table:table-cell table:style-name="Tabella11.C2" office:value-type="string">
            <text:p text:style-name="P81">0c2656</text:p>
          </table:table-cell>
        </table:table-row>
        <table:table-row>
          <table:table-cell table:style-name="Tabella11.A3" office:value-type="string">
            <text:p text:style-name="P93">Barra laterale → <text:span text:style-name="T92">#nav → da studiare bene </text:span><text:span text:style-name="T91">-------V--------</text:span></text:p>
          </table:table-cell>
          <table:table-cell table:style-name="Tabella11.B2" office:value-type="string">
            <text:p text:style-name="P86">000000</text:p>
          </table:table-cell>
          <table:table-cell table:style-name="Tabella11.C3" office:value-type="string">
            <text:p text:style-name="P86">FFFFFF</text:p>
          </table:table-cell>
        </table:table-row>
        <table:table-row>
          <table:table-cell table:style-name="Tabella11.A4" office:value-type="string">
            <text:p text:style-name="P91">Intestazioni sezioni principali e linee contorno fasi selezionate e slider tema chiaro/scuro → Mat-slider, .section-header <text:span text:style-name="T91"><text:s/>-------V--------</text:span></text:p>
          </table:table-cell>
          <table:table-cell table:style-name="Tabella11.B2" office:value-type="string">
            <text:p text:style-name="P82">BF71FF</text:p>
          </table:table-cell>
          <table:table-cell table:style-name="Tabella11.C4" office:value-type="string">
            <text:p text:style-name="P81">123a83</text:p>
          </table:table-cell>
        </table:table-row>
        <table:table-row>
          <table:table-cell table:style-name="Tabella11.A5" office:value-type="string">
            <text:p text:style-name="P87">Intestazione tabelle → <text:span text:style-name="T91">Mat-Table -------V--------</text:span></text:p>
          </table:table-cell>
          <table:table-cell table:style-name="Tabella11.B2" office:value-type="string">
            <text:p text:style-name="P82">452E60</text:p>
          </table:table-cell>
          <table:table-cell table:style-name="Tabella11.C5" office:value-type="string">
            <text:p text:style-name="P81">5560bb</text:p>
          </table:table-cell>
        </table:table-row>
        <table:table-row>
          <table:table-cell table:style-name="Tabella11.A6" office:value-type="string">
            <text:p text:style-name="P89">Bottoni → <text:span text:style-name="T91">Mat-Buttons -------V--------</text:span></text:p>
          </table:table-cell>
          <table:table-cell table:style-name="Tabella11.B2" office:value-type="string">
            <text:p text:style-name="P82">5560BB</text:p>
          </table:table-cell>
          <table:table-cell table:style-name="Tabella11.C6" office:value-type="string">
            <text:p text:style-name="P81">1cbfff</text:p>
          </table:table-cell>
        </table:table-row>
        <table:table-row>
          <table:table-cell table:style-name="Tabella11.A7" office:value-type="string">
            <text:p text:style-name="P88">Sfondo tabelle → <text:span text:style-name="T91">Mat-Table -------V--------</text:span></text:p>
          </table:table-cell>
          <table:table-cell table:style-name="Tabella11.B2" office:value-type="string">
            <text:p text:style-name="P82">323347</text:p>
          </table:table-cell>
          <table:table-cell table:style-name="Tabella11.C7" office:value-type="string">
            <text:p text:style-name="P83">F3F5FD</text:p>
          </table:table-cell>
        </table:table-row>
        <table:table-row>
          <table:table-cell table:style-name="Tabella11.A8" office:value-type="string">
            <text:p text:style-name="P93">Linee divisorie → .dividing-lines <text:span text:style-name="T91">-------V--------</text:span></text:p>
          </table:table-cell>
          <table:table-cell table:style-name="Tabella11.B2" office:value-type="string">
            <text:p text:style-name="P82">707286</text:p>
          </table:table-cell>
          <table:table-cell table:style-name="Tabella11.C8" office:value-type="string">
            <text:p text:style-name="P81">ced0db</text:p>
          </table:table-cell>
        </table:table-row>
        <table:table-row>
          <table:table-cell table:style-name="Tabella11.A9" office:value-type="string">
            <text:p text:style-name="P90">Fase selezionata → <text:span text:style-name="T91">Mat-Card (accent) <text:s/>-------V--------</text:span></text:p>
          </table:table-cell>
          <table:table-cell table:style-name="Tabella11.B2" office:value-type="string">
            <text:p text:style-name="P81">452e60</text:p>
          </table:table-cell>
          <table:table-cell table:style-name="Tabella11.C9" office:value-type="string">
            <text:p text:style-name="P81">9070a6</text:p>
          </table:table-cell>
        </table:table-row>
        <table:table-row>
          <table:table-cell table:style-name="Tabella11.A10" office:value-type="string">
            <text:p text:style-name="P90">Fase non selezionata → <text:span text:style-name="T91">Mat-Card <text:s/>-------V--------</text:span></text:p>
          </table:table-cell>
          <table:table-cell table:style-name="Tabella11.B10" office:value-type="string">
            <text:p text:style-name="P81">5560bb</text:p>
          </table:table-cell>
          <table:table-cell table:style-name="Tabella11.C10" office:value-type="string">
            <text:p text:style-name="P81">5560bb</text:p>
          </table:table-cell>
        </table:table-row>
        <table:table-row>
          <table:table-cell table:style-name="Tabella11.A11" office:value-type="string">
            <text:p text:style-name="P93">Righe fasi non selezionate <text:span text:style-name="T91">(vedi se si riesce) -------V--------</text:span></text:p>
          </table:table-cell>
          <table:table-cell table:style-name="Tabella11.B11" office:value-type="string">
            <text:p text:style-name="P81">7280f9</text:p>
          </table:table-cell>
          <table:table-cell table:style-name="Tabella11.C11" office:value-type="string">
            <text:p text:style-name="P81">6673db</text:p>
          </table:table-cell>
        </table:table-row>
        <table:table-row>
          <table:table-cell table:style-name="Tabella11.A12" office:value-type="string">
            <text:p text:style-name="P92">Sfondo → background-color (dato che usiamo la classe .theme-xxx all’interno del body) <text:span text:style-name="T91">-------V--------</text:span></text:p>
          </table:table-cell>
          <table:table-cell table:style-name="Tabella11.B12" office:value-type="string">
            <text:p text:style-name="P81">1A1B2E</text:p>
          </table:table-cell>
          <table:table-cell table:style-name="Tabella11.C12" office:value-type="string">
            <text:p text:style-name="P82">F3F5FD</text:p>
          </table:table-cell>
        </table:table-row>
      </table:table>
      <text:p text:style-name="P31"><text:span text:style-name="T7"/></text:p>
      <text:p text:style-name="P46">Generazione servizi, modelli e funzione a partire dalla documentazione delle API in formato OpenAPI:</text:p>
      <text:p text:style-name="P94">ng-openapi-gen --input .\src\assets\api-config.json --output .\src\app\a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19T11:53:18.692000000</dc:date>
    <meta:editing-cycles>129</meta:editing-cycles>
    <meta:editing-duration>PT21H9M16S</meta:editing-duration>
    <meta:document-statistic meta:table-count="11" meta:image-count="14" meta:object-count="0" meta:page-count="25" meta:paragraph-count="737" meta:word-count="5071" meta:character-count="34473" meta:non-whitespace-character-count="30067"/>
    <meta:template xlink:type="simple" xlink:actuate="onRequest" xlink:title="" xlink:href="Normal.dotm"/>
  </office:meta>
</office:document-meta>
</file>